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adornments="Bold 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fde5" officeooo:paragraph-rsid="001072f7"/>
    </style:style>
    <style:style style:name="P2" style:family="paragraph" style:parent-style-name="Standard">
      <style:text-properties officeooo:rsid="0002fde5" officeooo:paragraph-rsid="00120c69"/>
    </style:style>
    <style:style style:name="P3" style:family="paragraph" style:parent-style-name="Standard">
      <style:text-properties officeooo:rsid="0002fde5" officeooo:paragraph-rsid="001f6fd6"/>
    </style:style>
    <style:style style:name="P4" style:family="paragraph" style:parent-style-name="Standard">
      <style:text-properties officeooo:rsid="0002fde5" officeooo:paragraph-rsid="00208943"/>
    </style:style>
    <style:style style:name="P5" style:family="paragraph" style:parent-style-name="Standard">
      <style:text-properties officeooo:rsid="0002fde5" officeooo:paragraph-rsid="00301fb9"/>
    </style:style>
    <style:style style:name="P6" style:family="paragraph" style:parent-style-name="Standard">
      <style:text-properties officeooo:rsid="0002fde5" officeooo:paragraph-rsid="0030cc90"/>
    </style:style>
    <style:style style:name="P7" style:family="paragraph" style:parent-style-name="Standard">
      <style:text-properties officeooo:rsid="0002fde5" officeooo:paragraph-rsid="00363fb2"/>
    </style:style>
    <style:style style:name="P8" style:family="paragraph" style:parent-style-name="Standard">
      <style:text-properties officeooo:rsid="0002fde5" officeooo:paragraph-rsid="004ef0d2"/>
    </style:style>
    <style:style style:name="P9" style:family="paragraph" style:parent-style-name="Standard">
      <style:text-properties officeooo:rsid="0003c2c7" officeooo:paragraph-rsid="0003c2c7"/>
    </style:style>
    <style:style style:name="P10" style:family="paragraph" style:parent-style-name="Standard">
      <style:text-properties officeooo:rsid="0003c2c7" officeooo:paragraph-rsid="0029fbd2"/>
    </style:style>
    <style:style style:name="P11" style:family="paragraph" style:parent-style-name="Standard">
      <style:text-properties officeooo:rsid="0003c2c7" officeooo:paragraph-rsid="0030cc90"/>
    </style:style>
    <style:style style:name="P12" style:family="paragraph" style:parent-style-name="Standard">
      <style:text-properties officeooo:rsid="0003c2c7" officeooo:paragraph-rsid="00363fb2"/>
    </style:style>
    <style:style style:name="P13" style:family="paragraph" style:parent-style-name="Standard">
      <style:text-properties officeooo:rsid="0003c2c7" officeooo:paragraph-rsid="00448a64"/>
    </style:style>
    <style:style style:name="P14" style:family="paragraph" style:parent-style-name="Standard">
      <style:text-properties style:text-underline-style="solid" style:text-underline-width="auto" style:text-underline-color="font-color" officeooo:rsid="0003c2c7" officeooo:paragraph-rsid="0003c2c7"/>
    </style:style>
    <style:style style:name="P15" style:family="paragraph" style:parent-style-name="Standard">
      <style:text-properties style:text-underline-style="solid" style:text-underline-width="auto" style:text-underline-color="font-color" officeooo:rsid="0003c2c7" officeooo:paragraph-rsid="0030cc90"/>
    </style:style>
    <style:style style:name="P16" style:family="paragraph" style:parent-style-name="Standard">
      <style:text-properties officeooo:rsid="000ef351" officeooo:paragraph-rsid="001f6fd6"/>
    </style:style>
    <style:style style:name="P17" style:family="paragraph" style:parent-style-name="Standard">
      <style:text-properties officeooo:rsid="000ef351" officeooo:paragraph-rsid="0030cc90"/>
    </style:style>
    <style:style style:name="P18" style:family="paragraph" style:parent-style-name="Standard">
      <style:text-properties officeooo:rsid="000ef351" officeooo:paragraph-rsid="00363fb2"/>
    </style:style>
    <style:style style:name="P19" style:family="paragraph" style:parent-style-name="Standard">
      <style:text-properties officeooo:rsid="001072f7" officeooo:paragraph-rsid="001072f7"/>
    </style:style>
    <style:style style:name="P20" style:family="paragraph" style:parent-style-name="Standard">
      <style:text-properties officeooo:rsid="001072f7" officeooo:paragraph-rsid="0030cc90"/>
    </style:style>
    <style:style style:name="P21" style:family="paragraph" style:parent-style-name="Standard" style:list-style-name="L1">
      <style:text-properties officeooo:rsid="00139975" officeooo:paragraph-rsid="0013aed2"/>
    </style:style>
    <style:style style:name="P22" style:family="paragraph" style:parent-style-name="Standard" style:list-style-name="L1">
      <style:text-properties officeooo:rsid="00139975" officeooo:paragraph-rsid="0030cc90"/>
    </style:style>
    <style:style style:name="P23" style:family="paragraph" style:parent-style-name="Standard">
      <style:text-properties officeooo:rsid="0013aed2" officeooo:paragraph-rsid="001c630e"/>
    </style:style>
    <style:style style:name="P24" style:family="paragraph" style:parent-style-name="Standard">
      <style:text-properties officeooo:rsid="0013aed2" officeooo:paragraph-rsid="0030cc90"/>
    </style:style>
    <style:style style:name="P25" style:family="paragraph" style:parent-style-name="Standard">
      <style:text-properties officeooo:rsid="00149747" officeooo:paragraph-rsid="00149747"/>
    </style:style>
    <style:style style:name="P26" style:family="paragraph" style:parent-style-name="Standard">
      <style:text-properties officeooo:rsid="00149747" officeooo:paragraph-rsid="00162691"/>
    </style:style>
    <style:style style:name="P27" style:family="paragraph" style:parent-style-name="Standard">
      <style:text-properties officeooo:rsid="00149747" officeooo:paragraph-rsid="001c630e"/>
    </style:style>
    <style:style style:name="P28" style:family="paragraph" style:parent-style-name="Standard">
      <style:text-properties officeooo:rsid="00149747" officeooo:paragraph-rsid="0030cc90"/>
    </style:style>
    <style:style style:name="P29" style:family="paragraph" style:parent-style-name="Standard">
      <style:text-properties officeooo:rsid="0016a576" officeooo:paragraph-rsid="00208943"/>
    </style:style>
    <style:style style:name="P30" style:family="paragraph" style:parent-style-name="Standard">
      <style:text-properties officeooo:rsid="0016a576" officeooo:paragraph-rsid="0030cc90"/>
    </style:style>
    <style:style style:name="P31" style:family="paragraph" style:parent-style-name="Standard">
      <style:text-properties officeooo:rsid="0016a576" officeooo:paragraph-rsid="00363fb2"/>
    </style:style>
    <style:style style:name="P32" style:family="paragraph" style:parent-style-name="Standard">
      <style:text-properties officeooo:paragraph-rsid="001d8aba"/>
    </style:style>
    <style:style style:name="P33" style:family="paragraph" style:parent-style-name="Standard">
      <style:text-properties officeooo:paragraph-rsid="00215f96"/>
    </style:style>
    <style:style style:name="P34" style:family="paragraph" style:parent-style-name="Standard">
      <style:text-properties officeooo:rsid="002d4a9f" officeooo:paragraph-rsid="002d4a9f"/>
    </style:style>
    <style:style style:name="P35" style:family="paragraph" style:parent-style-name="Standard">
      <style:text-properties officeooo:rsid="002d4a9f" officeooo:paragraph-rsid="0039dca5"/>
    </style:style>
    <style:style style:name="P36" style:family="paragraph" style:parent-style-name="Standard">
      <style:text-properties officeooo:rsid="002f1952" officeooo:paragraph-rsid="002f1952"/>
    </style:style>
    <style:style style:name="P37" style:family="paragraph" style:parent-style-name="Standard">
      <style:text-properties officeooo:rsid="002f1952" officeooo:paragraph-rsid="0030cc90"/>
    </style:style>
    <style:style style:name="P38" style:family="paragraph" style:parent-style-name="Standard">
      <style:text-properties officeooo:rsid="002f1952" officeooo:paragraph-rsid="004c6dbd"/>
    </style:style>
    <style:style style:name="P39" style:family="paragraph" style:parent-style-name="Standard">
      <style:text-properties officeooo:paragraph-rsid="0030cc90"/>
    </style:style>
    <style:style style:name="P40" style:family="paragraph" style:parent-style-name="Standard">
      <style:text-properties officeooo:rsid="0031ab1f" officeooo:paragraph-rsid="0031ab1f"/>
    </style:style>
    <style:style style:name="P41" style:family="paragraph" style:parent-style-name="Standard">
      <style:text-properties officeooo:paragraph-rsid="0035e002"/>
    </style:style>
    <style:style style:name="P42" style:family="paragraph" style:parent-style-name="Standard">
      <style:text-properties officeooo:paragraph-rsid="00363fb2"/>
    </style:style>
    <style:style style:name="P43" style:family="paragraph" style:parent-style-name="Standard">
      <style:text-properties officeooo:rsid="0037d8d3" officeooo:paragraph-rsid="0037d8d3"/>
    </style:style>
    <style:style style:name="P44" style:family="paragraph" style:parent-style-name="Standard">
      <style:text-properties officeooo:rsid="0037d8d3" officeooo:paragraph-rsid="0039bd44"/>
    </style:style>
    <style:style style:name="P45" style:family="paragraph" style:parent-style-name="Standard">
      <style:text-properties officeooo:rsid="0039bd44" officeooo:paragraph-rsid="0039bd44"/>
    </style:style>
    <style:style style:name="P46" style:family="paragraph" style:parent-style-name="Standard">
      <style:text-properties officeooo:rsid="0039dca5" officeooo:paragraph-rsid="004c6dbd"/>
    </style:style>
    <style:style style:name="P47" style:family="paragraph" style:parent-style-name="Standard">
      <style:text-properties officeooo:rsid="0039f38b" officeooo:paragraph-rsid="004c6dbd"/>
    </style:style>
    <style:style style:name="P48" style:family="paragraph" style:parent-style-name="Standard">
      <style:text-properties officeooo:rsid="003a562f" officeooo:paragraph-rsid="004c6dbd"/>
    </style:style>
    <style:style style:name="P49" style:family="paragraph" style:parent-style-name="Standard">
      <style:text-properties officeooo:paragraph-rsid="0051580a"/>
    </style:style>
    <style:style style:name="P50" style:family="paragraph" style:parent-style-name="Standard">
      <style:text-properties officeooo:rsid="00594b7b" officeooo:paragraph-rsid="00594b7b"/>
    </style:style>
    <style:style style:name="P51" style:family="paragraph" style:parent-style-name="Standard">
      <style:text-properties officeooo:paragraph-rsid="005b1b3c"/>
    </style:style>
    <style:style style:name="P52" style:family="paragraph" style:parent-style-name="Standard">
      <style:paragraph-properties style:shadow="none" style:writing-mode="page"/>
      <style:text-properties officeooo:rsid="00149747" officeooo:paragraph-rsid="004c6dbd" fo:background-color="transparent"/>
    </style:style>
    <style:style style:name="P53" style:family="paragraph" style:parent-style-name="Text_20_body">
      <style:text-properties style:text-underline-style="solid" style:text-underline-width="auto" style:text-underline-color="font-color" officeooo:rsid="0003c2c7" officeooo:paragraph-rsid="0058e3b3"/>
    </style:style>
    <style:style style:name="P54" style:family="paragraph" style:parent-style-name="Text_20_body">
      <style:text-properties style:text-underline-style="solid" style:text-underline-width="auto" style:text-underline-color="font-color" officeooo:rsid="0058e3b3" officeooo:paragraph-rsid="0058e3b3"/>
    </style:style>
    <style:style style:name="P55" style:family="paragraph" style:parent-style-name="Text_20_body">
      <style:text-properties style:text-underline-style="solid" style:text-underline-width="auto" style:text-underline-color="font-color" officeooo:rsid="00594b7b" officeooo:paragraph-rsid="005b120d"/>
    </style:style>
    <style:style style:name="P56" style:family="paragraph" style:parent-style-name="Text_20_body">
      <style:text-properties style:text-underline-style="solid" style:text-underline-width="auto" style:text-underline-color="font-color" officeooo:rsid="005b120d" officeooo:paragraph-rsid="005b120d"/>
    </style:style>
    <style:style style:name="P57" style:family="paragraph" style:parent-style-name="Text_20_body">
      <style:text-properties officeooo:paragraph-rsid="004c6dbd"/>
    </style:style>
    <style:style style:name="P58" style:family="paragraph" style:parent-style-name="Matching_20_Stylez" style:list-style-name="L1">
      <style:text-properties officeooo:paragraph-rsid="0022d960"/>
    </style:style>
    <style:style style:name="P59" style:family="paragraph" style:parent-style-name="Matching_20_Stylez" style:list-style-name="L1">
      <style:text-properties officeooo:paragraph-rsid="0030cc90"/>
    </style:style>
    <style:style style:name="P60" style:family="paragraph" style:parent-style-name="Matching_20_Stylez" style:list-style-name="L1">
      <style:text-properties officeooo:paragraph-rsid="00363fb2"/>
    </style:style>
    <style:style style:name="P61" style:family="paragraph">
      <loext:graphic-properties draw:fill="none" draw:fill-color="#ffffff"/>
    </style:style>
    <style:style style:name="P62" style:family="paragraph">
      <style:paragraph-properties fo:text-align="center"/>
    </style:style>
    <style:style style:name="T1" style:family="text">
      <style:text-properties officeooo:rsid="0003c2c7"/>
    </style:style>
    <style:style style:name="T2" style:family="text">
      <style:text-properties style:font-name="Liberation Serif1" officeooo:rsid="0003c2c7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fo:font-weight="bold" officeooo:rsid="00056d5a" style:font-weight-asian="bold" style:font-weight-complex="bold"/>
    </style:style>
    <style:style style:name="T5" style:family="text">
      <style:text-properties style:font-name="Liberation Serif1" fo:font-weight="bold" officeooo:rsid="000746d4" style:font-weight-asian="bold" style:font-weight-complex="bold"/>
    </style:style>
    <style:style style:name="T6" style:family="text">
      <style:text-properties style:font-name="Liberation Serif1" fo:font-weight="bold" officeooo:rsid="0008772c" style:font-weight-asian="bold" style:font-weight-complex="bold"/>
    </style:style>
    <style:style style:name="T7" style:family="text">
      <style:text-properties style:font-name="Liberation Serif1" fo:font-weight="bold" officeooo:rsid="000972d0" style:font-weight-asian="bold" style:font-weight-complex="bold"/>
    </style:style>
    <style:style style:name="T8" style:family="text">
      <style:text-properties style:font-name="Liberation Serif1" fo:font-weight="bold" officeooo:rsid="000ef351" style:font-weight-asian="bold" style:font-weight-complex="bold"/>
    </style:style>
    <style:style style:name="T9" style:family="text">
      <style:text-properties style:font-name="Liberation Serif1" fo:font-weight="bold" officeooo:rsid="001072f7" style:font-weight-asian="bold" style:font-weight-complex="bold"/>
    </style:style>
    <style:style style:name="T10" style:family="text">
      <style:text-properties style:font-name="Liberation Serif1" fo:font-weight="bold" officeooo:rsid="00120c69" style:font-weight-asian="bold" style:font-weight-complex="bold"/>
    </style:style>
    <style:style style:name="T11" style:family="text">
      <style:text-properties style:font-name="Liberation Serif1" fo:font-weight="bold" officeooo:rsid="00363fb2" style:font-weight-asian="bold" style:font-weight-complex="bold"/>
    </style:style>
    <style:style style:name="T12" style:family="text">
      <style:text-properties style:font-name="Liberation Serif1" officeooo:rsid="0003c2c7" style:font-name-asian="Liberation Serif1" style:font-name-complex="Liberation Serif1"/>
    </style:style>
    <style:style style:name="T13" style:family="text">
      <style:text-properties style:font-name="Liberation Serif1" officeooo:rsid="00215f96"/>
    </style:style>
    <style:style style:name="T14" style:family="text">
      <style:text-properties style:font-name="Liberation Serif1" officeooo:rsid="002606b8"/>
    </style:style>
    <style:style style:name="T15" style:family="text">
      <style:text-properties style:font-name="Liberation Serif1" officeooo:rsid="00265a17"/>
    </style:style>
    <style:style style:name="T16" style:family="text">
      <style:text-properties style:font-name="Liberation Serif1" officeooo:rsid="0027ff07"/>
    </style:style>
    <style:style style:name="T17" style:family="text">
      <style:text-properties style:font-name="Liberation Serif1" officeooo:rsid="003230e6"/>
    </style:style>
    <style:style style:name="T18" style:family="text">
      <style:text-properties style:font-name="Liberation Serif1" officeooo:rsid="00341c91"/>
    </style:style>
    <style:style style:name="T19" style:family="text">
      <style:text-properties style:font-name="Liberation Serif1" officeooo:rsid="0035be94"/>
    </style:style>
    <style:style style:name="T20" style:family="text">
      <style:text-properties style:font-name="Liberation Serif1" officeooo:rsid="0035e002"/>
    </style:style>
    <style:style style:name="T21" style:family="text">
      <style:text-properties style:font-name="Liberation Serif1" style:text-underline-style="solid" style:text-underline-width="auto" style:text-underline-color="font-color" officeooo:rsid="0008f5f6"/>
    </style:style>
    <style:style style:name="T22" style:family="text">
      <style:text-properties style:font-name="Liberation Serif1" style:text-underline-style="solid" style:text-underline-width="auto" style:text-underline-color="font-color" officeooo:rsid="0040f83c"/>
    </style:style>
    <style:style style:name="T23" style:family="text">
      <style:text-properties style:font-name="Liberation Serif1" style:text-underline-style="solid" style:text-underline-width="auto" style:text-underline-color="font-color" officeooo:rsid="0008f5f6" fo:background-color="transparent" loext:char-shading-value="0"/>
    </style:style>
    <style:style style:name="T24" style:family="text">
      <style:text-properties style:font-name="Liberation Serif1" style:text-underline-style="solid" style:text-underline-width="auto" style:text-underline-color="font-color" officeooo:rsid="00448a64"/>
    </style:style>
    <style:style style:name="T25" style:family="text">
      <style:text-properties style:font-name="Liberation Serif1" style:text-underline-style="solid" style:text-underline-width="auto" style:text-underline-color="font-color" officeooo:rsid="004c6dbd"/>
    </style:style>
    <style:style style:name="T26" style:family="text">
      <style:text-properties style:font-name="Liberation Serif1" style:text-underline-style="none" officeooo:rsid="0008f5f6" fo:background-color="transparent" loext:char-shading-value="0"/>
    </style:style>
    <style:style style:name="T27" style:family="text">
      <style:text-properties style:font-name="Liberation Serif1" style:text-underline-style="none" officeooo:rsid="0048f241" fo:background-color="transparent" loext:char-shading-value="0"/>
    </style:style>
    <style:style style:name="T28" style:family="text">
      <style:text-properties style:font-name="Liberation Serif1" style:text-underline-style="none" officeooo:rsid="004c6dbd" fo:background-color="transparent" loext:char-shading-value="0"/>
    </style:style>
    <style:style style:name="T29" style:family="text">
      <style:text-properties style:font-name="Liberation Serif" officeooo:rsid="0003c2c7" style:font-name-asian="WenQuanYi Zen Hei Sharp" style:font-name-complex="Lohit Devanagari"/>
    </style:style>
    <style:style style:name="T30" style:family="text">
      <style:text-properties style:font-name="Liberation Serif" officeooo:rsid="00056d5a" style:font-name-asian="WenQuanYi Zen Hei Sharp" style:font-name-complex="Lohit Devanagari"/>
    </style:style>
    <style:style style:name="T31" style:family="text">
      <style:text-properties style:font-name="Liberation Serif" officeooo:rsid="0035e002" style:font-name-asian="WenQuanYi Zen Hei Sharp" style:font-name-complex="Lohit Devanagari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8f5f6" style:font-weight-asian="bold" style:font-weight-complex="bold"/>
    </style:style>
    <style:style style:name="T34" style:family="text">
      <style:text-properties fo:font-weight="bold" officeooo:rsid="005495a6" fo:background-color="transparent" loext:char-shading-value="0" style:font-weight-asian="bold" style:font-weight-complex="bold"/>
    </style:style>
    <style:style style:name="T35" style:family="text">
      <style:text-properties fo:font-weight="bold" officeooo:rsid="0051580a" fo:background-color="transparent" loext:char-shading-value="0" style:font-weight-asian="bold" style:font-weight-complex="bold"/>
    </style:style>
    <style:style style:name="T36" style:family="text">
      <style:text-properties fo:font-weight="bold" officeooo:rsid="004f6cac" fo:background-color="transparent" loext:char-shading-value="0" style:font-weight-asian="bold" style:font-weight-complex="bold"/>
    </style:style>
    <style:style style:name="T37" style:family="text">
      <style:text-properties fo:font-weight="bold" officeooo:rsid="005b1b3c" fo:background-color="transparent" loext:char-shading-value="0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0056d5a"/>
    </style:style>
    <style:style style:name="T40" style:family="text">
      <style:text-properties style:text-position="super 58%" style:font-name="Liberation Serif1" fo:font-weight="bold" officeooo:rsid="0035e002" style:font-weight-asian="bold" style:font-weight-complex="bold"/>
    </style:style>
    <style:style style:name="T41" style:family="text">
      <style:text-properties style:text-position="super 58%" style:font-name="Liberation Serif1" fo:font-weight="bold" officeooo:rsid="00056d5a" style:font-weight-asian="bold" style:font-weight-complex="bold"/>
    </style:style>
    <style:style style:name="T42" style:family="text">
      <style:text-properties style:text-position="super 58%" style:font-name="Liberation Serif1" officeooo:rsid="00056d5a"/>
    </style:style>
    <style:style style:name="T43" style:family="text">
      <style:text-properties style:text-position="super 58%" style:font-name="Liberation Serif1" style:text-underline-style="solid" style:text-underline-width="auto" style:text-underline-color="font-color" officeooo:rsid="0008f5f6" fo:background-color="transparent" loext:char-shading-value="0"/>
    </style:style>
    <style:style style:name="T44" style:family="text">
      <style:text-properties style:text-position="super 58%" style:font-name="Liberation Serif1" style:text-underline-style="solid" style:text-underline-width="auto" style:text-underline-color="font-color" officeooo:rsid="0047d5bb" fo:background-color="transparent" loext:char-shading-value="0"/>
    </style:style>
    <style:style style:name="T45" style:family="text">
      <style:text-properties style:text-position="super 58%" style:font-name="Liberation Serif1" style:text-underline-style="solid" style:text-underline-width="auto" style:text-underline-color="font-color" officeooo:rsid="004a2b1e" fo:background-color="transparent" loext:char-shading-value="0"/>
    </style:style>
    <style:style style:name="T46" style:family="text">
      <style:text-properties style:text-position="super 58%" style:font-name="Liberation Serif1" style:text-underline-style="solid" style:text-underline-width="auto" style:text-underline-color="font-color" officeooo:rsid="00448a64" fo:background-color="transparent" loext:char-shading-value="0"/>
    </style:style>
    <style:style style:name="T47" style:family="text">
      <style:text-properties style:text-position="super 58%" style:font-name="Liberation Serif1" style:text-underline-style="solid" style:text-underline-width="auto" style:text-underline-color="font-color" officeooo:rsid="004c6dbd" fo:background-color="transparent" loext:char-shading-value="0"/>
    </style:style>
    <style:style style:name="T48" style:family="text">
      <style:text-properties style:text-position="super 58%" style:font-name="Liberation Serif" officeooo:rsid="00056d5a" style:font-name-asian="WenQuanYi Zen Hei Sharp" style:font-name-complex="Lohit Devanagari"/>
    </style:style>
    <style:style style:name="T49" style:family="text">
      <style:text-properties style:text-position="super 58%" officeooo:rsid="000746d4"/>
    </style:style>
    <style:style style:name="T50" style:family="text">
      <style:text-properties style:text-position="super 58%" officeooo:rsid="0039dca5"/>
    </style:style>
    <style:style style:name="T51" style:family="text">
      <style:text-properties style:text-position="super 58%" style:text-underline-style="solid" style:text-underline-width="auto" style:text-underline-color="font-color"/>
    </style:style>
    <style:style style:name="T52" style:family="text">
      <style:text-properties style:text-position="super 58%" style:text-underline-style="solid" style:text-underline-width="auto" style:text-underline-color="font-color" officeooo:rsid="003a562f"/>
    </style:style>
    <style:style style:name="T53" style:family="text">
      <style:text-properties style:text-position="super 58%" style:text-underline-style="solid" style:text-underline-width="auto" style:text-underline-color="font-color" officeooo:rsid="0039f38b"/>
    </style:style>
    <style:style style:name="T54" style:family="text">
      <style:text-properties style:text-position="super 58%" style:text-underline-style="solid" style:text-underline-width="auto" style:text-underline-color="font-color" fo:background-color="transparent" loext:char-shading-value="0"/>
    </style:style>
    <style:style style:name="T55" style:family="text">
      <style:text-properties style:text-position="super 58%" style:text-underline-style="solid" style:text-underline-width="auto" style:text-underline-color="font-color" officeooo:rsid="00149747" fo:background-color="transparent" loext:char-shading-value="0"/>
    </style:style>
    <style:style style:name="T56" style:family="text">
      <style:text-properties style:text-position="super 58%" style:text-underline-style="solid" style:text-underline-width="auto" style:text-underline-color="font-color" officeooo:rsid="0039f38b" fo:background-color="transparent" loext:char-shading-value="0"/>
    </style:style>
    <style:style style:name="T57" style:family="text">
      <style:text-properties style:text-position="super 58%" style:text-underline-style="solid" style:text-underline-width="auto" style:text-underline-color="font-color" officeooo:rsid="004022a8" fo:background-color="transparent" loext:char-shading-value="0"/>
    </style:style>
    <style:style style:name="T58" style:family="text">
      <style:text-properties style:text-position="super 58%" style:text-underline-style="solid" style:text-underline-width="auto" style:text-underline-color="font-color" officeooo:rsid="003a562f" fo:background-color="transparent" loext:char-shading-value="0"/>
    </style:style>
    <style:style style:name="T59" style:family="text">
      <style:text-properties style:text-position="super 58%" style:text-underline-style="solid" style:text-underline-width="auto" style:text-underline-color="font-color" officeooo:rsid="0043951d" fo:background-color="transparent" loext:char-shading-value="0"/>
    </style:style>
    <style:style style:name="T60" style:family="text">
      <style:text-properties style:text-position="super 58%" style:text-underline-style="solid" style:text-underline-width="auto" style:text-underline-color="font-color" officeooo:rsid="0047d5bb" fo:background-color="transparent" loext:char-shading-value="0"/>
    </style:style>
    <style:style style:name="T61" style:family="text">
      <style:text-properties style:text-position="super 58%" style:text-underline-style="solid" style:text-underline-width="auto" style:text-underline-color="font-color" officeooo:rsid="0048f241" fo:background-color="transparent" loext:char-shading-value="0"/>
    </style:style>
    <style:style style:name="T62" style:family="text">
      <style:text-properties style:text-position="super 58%" style:text-underline-style="solid" style:text-underline-width="auto" style:text-underline-color="font-color" officeooo:rsid="004a55f8" fo:background-color="transparent" loext:char-shading-value="0"/>
    </style:style>
    <style:style style:name="T63" style:family="text">
      <style:text-properties style:text-position="super 58%" style:text-underline-style="solid" style:text-underline-width="auto" style:text-underline-color="font-color" officeooo:rsid="004022a8"/>
    </style:style>
    <style:style style:name="T64" style:family="text">
      <style:text-properties style:text-position="super 58%" style:text-underline-style="solid" style:text-underline-width="auto" style:text-underline-color="font-color" officeooo:rsid="0043951d"/>
    </style:style>
    <style:style style:name="T65" style:family="text">
      <style:text-properties style:text-position="super 58%" style:text-underline-style="solid" style:text-underline-width="auto" style:text-underline-color="font-color" officeooo:rsid="0047d5bb"/>
    </style:style>
    <style:style style:name="T66" style:family="text">
      <style:text-properties style:text-position="super 58%" style:text-underline-style="solid" style:text-underline-width="auto" style:text-underline-color="font-color" officeooo:rsid="004a2b1e"/>
    </style:style>
    <style:style style:name="T67" style:family="text">
      <style:text-properties style:text-position="super 58%" style:text-underline-style="solid" style:text-underline-width="auto" style:text-underline-color="font-color" officeooo:rsid="00448a64"/>
    </style:style>
    <style:style style:name="T68" style:family="text">
      <style:text-properties style:text-position="super 58%" style:text-underline-style="solid" style:text-underline-width="auto" style:text-underline-color="font-color" officeooo:rsid="004a55f8"/>
    </style:style>
    <style:style style:name="T69" style:family="text">
      <style:text-properties style:text-position="super 58%" style:text-underline-style="solid" style:text-underline-width="auto" style:text-underline-color="font-color" officeooo:rsid="000746d4"/>
    </style:style>
    <style:style style:name="T70" style:family="text">
      <style:text-properties style:text-position="super 58%" style:text-underline-style="solid" style:text-underline-width="auto" style:text-underline-color="font-color" officeooo:rsid="0039dca5"/>
    </style:style>
    <style:style style:name="T71" style:family="text">
      <style:text-properties style:text-position="super 58%" style:text-underline-style="none" officeooo:rsid="003a562f"/>
    </style:style>
    <style:style style:name="T72" style:family="text">
      <style:text-properties style:text-position="super 58%" style:text-underline-style="none" officeooo:rsid="003ed7de" fo:background-color="transparent" loext:char-shading-value="0"/>
    </style:style>
    <style:style style:name="T73" style:family="text">
      <style:text-properties style:text-position="super 58%" style:text-underline-style="none" officeooo:rsid="003d5bf6" fo:background-color="transparent" loext:char-shading-value="0"/>
    </style:style>
    <style:style style:name="T74" style:family="text">
      <style:text-properties style:text-position="super 58%" style:text-underline-style="none" officeooo:rsid="0043951d" fo:background-color="transparent" loext:char-shading-value="0"/>
    </style:style>
    <style:style style:name="T75" style:family="text">
      <style:text-properties style:text-position="super 58%" style:text-underline-style="none" officeooo:rsid="004a2b1e" fo:background-color="transparent" loext:char-shading-value="0"/>
    </style:style>
    <style:style style:name="T76" style:family="text">
      <style:text-properties style:text-position="super 58%" fo:font-weight="bold" officeooo:rsid="005495a6" style:font-weight-asian="bold" style:font-weight-complex="bold"/>
    </style:style>
    <style:style style:name="T77" style:family="text">
      <style:text-properties style:text-position="super 58%" fo:font-weight="bold" officeooo:rsid="0051580a" fo:background-color="transparent" loext:char-shading-value="0" style:font-weight-asian="bold" style:font-weight-complex="bold"/>
    </style:style>
    <style:style style:name="T78" style:family="text">
      <style:text-properties style:text-position="super 58%" fo:font-weight="bold" officeooo:rsid="005495a6" fo:background-color="transparent" loext:char-shading-value="0" style:font-weight-asian="bold" style:font-weight-complex="bold"/>
    </style:style>
    <style:style style:name="T79" style:family="text">
      <style:text-properties style:text-position="super 58%" fo:font-weight="bold" officeooo:rsid="005b1b3c" fo:background-color="transparent" loext:char-shading-value="0" style:font-weight-asian="bold" style:font-weight-complex="bold"/>
    </style:style>
    <style:style style:name="T80" style:family="text">
      <style:text-properties style:text-position="super 58%" officeooo:rsid="004a55f8"/>
    </style:style>
    <style:style style:name="T81" style:family="text">
      <style:text-properties style:text-position="sub 58%"/>
    </style:style>
    <style:style style:name="T82" style:family="text">
      <style:text-properties style:text-position="sub 58%" style:text-underline-style="solid" style:text-underline-width="auto" style:text-underline-color="font-color" officeooo:rsid="003a562f"/>
    </style:style>
    <style:style style:name="T83" style:family="text">
      <style:text-properties style:text-position="sub 58%" style:text-underline-style="solid" style:text-underline-width="auto" style:text-underline-color="font-color" officeooo:rsid="004022a8"/>
    </style:style>
    <style:style style:name="T84" style:family="text">
      <style:text-properties style:text-position="sub 58%" style:text-underline-style="solid" style:text-underline-width="auto" style:text-underline-color="font-color" officeooo:rsid="0002fde5"/>
    </style:style>
    <style:style style:name="T85" style:family="text">
      <style:text-properties style:text-position="sub 58%" style:text-underline-style="solid" style:text-underline-width="auto" style:text-underline-color="font-color" officeooo:rsid="003ed7de"/>
    </style:style>
    <style:style style:name="T86" style:family="text">
      <style:text-properties style:text-position="sub 58%" style:text-underline-style="solid" style:text-underline-width="auto" style:text-underline-color="font-color" officeooo:rsid="0043951d"/>
    </style:style>
    <style:style style:name="T87" style:family="text">
      <style:text-properties style:text-position="sub 58%" style:text-underline-style="solid" style:text-underline-width="auto" style:text-underline-color="font-color" officeooo:rsid="00448a64"/>
    </style:style>
    <style:style style:name="T88" style:family="text">
      <style:text-properties style:text-position="sub 58%" style:text-underline-style="solid" style:text-underline-width="auto" style:text-underline-color="font-color" officeooo:rsid="0047d5bb"/>
    </style:style>
    <style:style style:name="T89" style:family="text">
      <style:text-properties style:text-position="sub 58%" style:text-underline-style="solid" style:text-underline-width="auto" style:text-underline-color="font-color" officeooo:rsid="0048f241"/>
    </style:style>
    <style:style style:name="T90" style:family="text">
      <style:text-properties style:text-position="sub 58%" style:text-underline-style="solid" style:text-underline-width="auto" style:text-underline-color="font-color" officeooo:rsid="004a2b1e"/>
    </style:style>
    <style:style style:name="T91" style:family="text">
      <style:text-properties style:text-position="sub 58%" style:text-underline-style="solid" style:text-underline-width="auto" style:text-underline-color="font-color" officeooo:rsid="004aadd5"/>
    </style:style>
    <style:style style:name="T92" style:family="text">
      <style:text-properties style:text-position="sub 58%" style:text-underline-style="solid" style:text-underline-width="auto" style:text-underline-color="font-color" officeooo:rsid="004c6dbd"/>
    </style:style>
    <style:style style:name="T93" style:family="text">
      <style:text-properties style:text-position="sub 58%" style:text-underline-style="none" officeooo:rsid="003a562f"/>
    </style:style>
    <style:style style:name="T94" style:family="text">
      <style:text-properties style:text-position="sub 58%" style:text-underline-style="none" officeooo:rsid="003d5bf6"/>
    </style:style>
    <style:style style:name="T95" style:family="text">
      <style:text-properties style:text-position="sub 58%" style:text-underline-style="none" officeooo:rsid="003a562f" fo:background-color="transparent" loext:char-shading-value="0"/>
    </style:style>
    <style:style style:name="T96" style:family="text">
      <style:text-properties style:text-position="sub 58%" style:text-underline-style="none" officeooo:rsid="0048f241" fo:background-color="transparent" loext:char-shading-value="0"/>
    </style:style>
    <style:style style:name="T97" style:family="text">
      <style:text-properties style:text-position="sub 58%" style:text-underline-style="none" officeooo:rsid="003ec49e"/>
    </style:style>
    <style:style style:name="T98" style:family="text">
      <style:text-properties style:text-position="sub 58%" style:text-underline-style="none" officeooo:rsid="00448a64"/>
    </style:style>
    <style:style style:name="T99" style:family="text">
      <style:text-properties style:text-position="sub 58%" officeooo:rsid="003a562f"/>
    </style:style>
    <style:style style:name="T100" style:family="text">
      <style:text-properties style:text-position="sub 58%" fo:font-style="italic" officeooo:rsid="004022a8" style:font-style-asian="italic" style:font-style-complex="italic"/>
    </style:style>
    <style:style style:name="T101" style:family="text">
      <style:text-properties style:text-position="sub 58%" officeooo:rsid="004071aa"/>
    </style:style>
    <style:style style:name="T102" style:family="text">
      <style:text-properties style:text-position="sub 58%" style:font-name="Liberation Serif1" style:text-underline-style="solid" style:text-underline-width="auto" style:text-underline-color="font-color" officeooo:rsid="003a562f"/>
    </style:style>
    <style:style style:name="T103" style:family="text">
      <style:text-properties style:text-position="sub 58%" style:font-name="Liberation Serif1" style:text-underline-style="solid" style:text-underline-width="auto" style:text-underline-color="font-color" officeooo:rsid="003a562f" fo:background-color="transparent" loext:char-shading-value="0"/>
    </style:style>
    <style:style style:name="T104" style:family="text">
      <style:text-properties style:text-position="sub 58%" style:font-name="Liberation Serif1" style:text-underline-style="solid" style:text-underline-width="auto" style:text-underline-color="font-color" officeooo:rsid="0048f241" fo:background-color="transparent" loext:char-shading-value="0"/>
    </style:style>
    <style:style style:name="T105" style:family="text">
      <style:text-properties style:text-position="sub 58%" style:font-name="Liberation Serif1" style:text-underline-style="solid" style:text-underline-width="auto" style:text-underline-color="font-color" officeooo:rsid="0047d5bb" fo:background-color="transparent" loext:char-shading-value="0"/>
    </style:style>
    <style:style style:name="T106" style:family="text">
      <style:text-properties style:text-position="sub 58%" style:font-name="Liberation Serif1" style:text-underline-style="solid" style:text-underline-width="auto" style:text-underline-color="font-color" officeooo:rsid="00448a64" fo:background-color="transparent" loext:char-shading-value="0"/>
    </style:style>
    <style:style style:name="T107" style:family="text">
      <style:text-properties style:text-position="sub 58%" style:font-name="Liberation Serif1" style:text-underline-style="none" officeooo:rsid="003a562f" fo:background-color="transparent" loext:char-shading-value="0"/>
    </style:style>
    <style:style style:name="T108" style:family="text">
      <style:text-properties style:text-position="0% 100%"/>
    </style:style>
    <style:style style:name="T109" style:family="text">
      <style:text-properties style:text-position="0% 100%" officeooo:rsid="00056d5a"/>
    </style:style>
    <style:style style:name="T110" style:family="text">
      <style:text-properties style:text-position="0% 100%" style:font-name="Liberation Serif1" fo:font-weight="bold" style:font-weight-asian="bold" style:font-weight-complex="bold"/>
    </style:style>
    <style:style style:name="T111" style:family="text">
      <style:text-properties style:text-position="0% 100%" style:font-name="Liberation Serif1" fo:font-weight="bold" officeooo:rsid="0008772c" style:font-weight-asian="bold" style:font-weight-complex="bold"/>
    </style:style>
    <style:style style:name="T112" style:family="text">
      <style:text-properties style:text-position="0% 100%" style:font-name="Liberation Serif1" fo:font-weight="bold" officeooo:rsid="000bb701" style:font-weight-asian="bold" style:font-weight-complex="bold"/>
    </style:style>
    <style:style style:name="T113" style:family="text">
      <style:text-properties style:text-position="0% 100%" style:font-name="Liberation Serif1" fo:font-weight="bold" officeooo:rsid="000d52af" style:font-weight-asian="bold" style:font-weight-complex="bold"/>
    </style:style>
    <style:style style:name="T114" style:family="text">
      <style:text-properties style:text-position="0% 100%" style:font-name="Liberation Serif1" fo:font-weight="bold" officeooo:rsid="000ef351" style:font-weight-asian="bold" style:font-weight-complex="bold"/>
    </style:style>
    <style:style style:name="T115" style:family="text">
      <style:text-properties style:text-position="0% 100%" style:font-name="Liberation Serif1" fo:font-weight="bold" officeooo:rsid="0013aed2" style:font-weight-asian="bold" style:font-weight-complex="bold"/>
    </style:style>
    <style:style style:name="T116" style:family="text">
      <style:text-properties style:text-position="0% 100%" style:font-name="Liberation Serif1" fo:font-weight="bold" officeooo:rsid="00162691" style:font-weight-asian="bold" style:font-weight-complex="bold"/>
    </style:style>
    <style:style style:name="T117" style:family="text">
      <style:text-properties style:text-position="0% 100%" style:font-name="Liberation Serif1" fo:font-weight="bold" officeooo:rsid="001aba5a" style:font-weight-asian="bold" style:font-weight-complex="bold"/>
    </style:style>
    <style:style style:name="T118" style:family="text">
      <style:text-properties style:text-position="0% 100%" style:font-name="Liberation Serif1" fo:font-weight="bold" officeooo:rsid="001c630e" style:font-weight-asian="bold" style:font-weight-complex="bold"/>
    </style:style>
    <style:style style:name="T119" style:family="text">
      <style:text-properties style:text-position="0% 100%" style:font-name="Liberation Serif1" fo:font-weight="bold" officeooo:rsid="001d8aba" style:font-weight-asian="bold" style:font-weight-complex="bold"/>
    </style:style>
    <style:style style:name="T120" style:family="text">
      <style:text-properties style:text-position="0% 100%" style:font-name="Liberation Serif1" fo:font-weight="bold" officeooo:rsid="00208943" style:font-weight-asian="bold" style:font-weight-complex="bold"/>
    </style:style>
    <style:style style:name="T121" style:family="text">
      <style:text-properties style:text-position="0% 100%" style:font-name="Liberation Serif1" fo:font-weight="bold" officeooo:rsid="00215f96" style:font-weight-asian="bold" style:font-weight-complex="bold"/>
    </style:style>
    <style:style style:name="T122" style:family="text">
      <style:text-properties style:text-position="0% 100%" style:font-name="Liberation Serif1" fo:font-weight="bold" officeooo:rsid="0022d960" style:font-weight-asian="bold" style:font-weight-complex="bold"/>
    </style:style>
    <style:style style:name="T123" style:family="text">
      <style:text-properties style:text-position="0% 100%" style:font-name="Liberation Serif1" fo:font-weight="bold" officeooo:rsid="0023b415" style:font-weight-asian="bold" style:font-weight-complex="bold"/>
    </style:style>
    <style:style style:name="T124" style:family="text">
      <style:text-properties style:text-position="0% 100%" style:font-name="Liberation Serif1" fo:font-weight="bold" officeooo:rsid="00265a17" style:font-weight-asian="bold" style:font-weight-complex="bold"/>
    </style:style>
    <style:style style:name="T125" style:family="text">
      <style:text-properties style:text-position="0% 100%" style:font-name="Liberation Serif1" fo:font-weight="bold" officeooo:rsid="002606b8" style:font-weight-asian="bold" style:font-weight-complex="bold"/>
    </style:style>
    <style:style style:name="T126" style:family="text">
      <style:text-properties style:text-position="0% 100%" style:font-name="Liberation Serif1" fo:font-weight="bold" officeooo:rsid="0003c2c7" style:font-weight-asian="bold" style:font-weight-complex="bold"/>
    </style:style>
    <style:style style:name="T127" style:family="text">
      <style:text-properties style:text-position="0% 100%" style:font-name="Liberation Serif1" fo:font-weight="bold" officeooo:rsid="00363fb2" style:font-weight-asian="bold" style:font-weight-complex="bold"/>
    </style:style>
    <style:style style:name="T128" style:family="text">
      <style:text-properties style:text-position="0% 100%" style:font-name="Liberation Serif1" fo:font-weight="bold" officeooo:rsid="0051580a" style:font-weight-asian="bold" style:font-weight-complex="bold"/>
    </style:style>
    <style:style style:name="T129" style:family="text">
      <style:text-properties style:text-position="0% 100%" style:font-name="Liberation Serif1" style:text-underline-style="solid" style:text-underline-width="auto" style:text-underline-color="font-color" officeooo:rsid="0008f5f6"/>
    </style:style>
    <style:style style:name="T130" style:family="text">
      <style:text-properties style:text-position="0% 100%" officeooo:rsid="001bb0e9"/>
    </style:style>
    <style:style style:name="T131" style:family="text">
      <style:text-properties style:text-position="0% 100%" officeooo:rsid="003230e6"/>
    </style:style>
    <style:style style:name="T132" style:family="text">
      <style:text-properties style:text-position="0% 100%" officeooo:rsid="00341c91"/>
    </style:style>
    <style:style style:name="T133" style:family="text">
      <style:text-properties style:text-position="0% 100%" officeooo:rsid="0039dca5"/>
    </style:style>
    <style:style style:name="T134" style:family="text">
      <style:text-properties style:text-position="0% 100%" style:text-underline-style="none" officeooo:rsid="003ec49e"/>
    </style:style>
    <style:style style:name="T135" style:family="text">
      <style:text-properties style:text-position="0% 100%" style:text-underline-style="solid" style:text-underline-width="auto" style:text-underline-color="font-color" officeooo:rsid="003ed7de"/>
    </style:style>
    <style:style style:name="T136" style:family="text">
      <style:text-properties style:text-position="0% 100%" style:text-underline-style="solid" style:text-underline-width="auto" style:text-underline-color="font-color" officeooo:rsid="0040f83c"/>
    </style:style>
    <style:style style:name="T137" style:family="text">
      <style:text-properties style:text-position="0% 100%" style:text-underline-style="solid" style:text-underline-width="auto" style:text-underline-color="font-color" officeooo:rsid="003ed7de" fo:background-color="transparent" loext:char-shading-value="0"/>
    </style:style>
    <style:style style:name="T138" style:family="text">
      <style:text-properties style:text-position="0% 100%" style:text-underline-style="solid" style:text-underline-width="auto" style:text-underline-color="font-color" officeooo:rsid="0039dca5"/>
    </style:style>
    <style:style style:name="T139" style:family="text">
      <style:text-properties style:text-position="0% 100%" fo:font-weight="bold" officeooo:rsid="0051580a" fo:background-color="transparent" loext:char-shading-value="0" style:font-weight-asian="bold" style:font-weight-complex="bold"/>
    </style:style>
    <style:style style:name="T140" style:family="text">
      <style:text-properties style:text-position="0% 100%" fo:font-weight="bold" officeooo:rsid="005495a6" fo:background-color="transparent" loext:char-shading-value="0" style:font-weight-asian="bold" style:font-weight-complex="bold"/>
    </style:style>
    <style:style style:name="T141" style:family="text">
      <style:text-properties officeooo:rsid="00073cf1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solid" style:text-underline-width="auto" style:text-underline-color="font-color" officeooo:rsid="00265a17"/>
    </style:style>
    <style:style style:name="T144" style:family="text">
      <style:text-properties style:text-underline-style="solid" style:text-underline-width="auto" style:text-underline-color="font-color" officeooo:rsid="0003c2c7"/>
    </style:style>
    <style:style style:name="T145" style:family="text">
      <style:text-properties style:text-underline-style="solid" style:text-underline-width="auto" style:text-underline-color="font-color" officeooo:rsid="002d4a9f"/>
    </style:style>
    <style:style style:name="T146" style:family="text">
      <style:text-properties style:text-underline-style="solid" style:text-underline-width="auto" style:text-underline-color="font-color" officeooo:rsid="002f0bd4"/>
    </style:style>
    <style:style style:name="T147" style:family="text">
      <style:text-properties style:text-underline-style="solid" style:text-underline-width="auto" style:text-underline-color="font-color" officeooo:rsid="00363fb2"/>
    </style:style>
    <style:style style:name="T148" style:family="text">
      <style:text-properties style:text-underline-style="solid" style:text-underline-width="auto" style:text-underline-color="font-color" officeooo:rsid="0039dca5"/>
    </style:style>
    <style:style style:name="T149" style:family="text">
      <style:text-properties style:text-underline-style="solid" style:text-underline-width="auto" style:text-underline-color="font-color" officeooo:rsid="002f1952"/>
    </style:style>
    <style:style style:name="T150" style:family="text">
      <style:text-properties style:text-underline-style="solid" style:text-underline-width="auto" style:text-underline-color="font-color" officeooo:rsid="0002fde5"/>
    </style:style>
    <style:style style:name="T151" style:family="text">
      <style:text-properties style:text-underline-style="solid" style:text-underline-width="auto" style:text-underline-color="font-color" officeooo:rsid="0039f38b"/>
    </style:style>
    <style:style style:name="T152" style:family="text">
      <style:text-properties style:text-underline-style="solid" style:text-underline-width="auto" style:text-underline-color="font-color" officeooo:rsid="003a562f"/>
    </style:style>
    <style:style style:name="T153" style:family="text">
      <style:text-properties style:text-underline-style="solid" style:text-underline-width="auto" style:text-underline-color="font-color" officeooo:rsid="00149747" fo:background-color="transparent" loext:char-shading-value="0"/>
    </style:style>
    <style:style style:name="T154" style:family="text">
      <style:text-properties style:text-underline-style="solid" style:text-underline-width="auto" style:text-underline-color="font-color" officeooo:rsid="003a562f" fo:background-color="transparent" loext:char-shading-value="0"/>
    </style:style>
    <style:style style:name="T155" style:family="text">
      <style:text-properties style:text-underline-style="solid" style:text-underline-width="auto" style:text-underline-color="font-color" officeooo:rsid="003ec49e" fo:background-color="transparent" loext:char-shading-value="0"/>
    </style:style>
    <style:style style:name="T156" style:family="text">
      <style:text-properties style:text-underline-style="solid" style:text-underline-width="auto" style:text-underline-color="font-color" officeooo:rsid="003ed7de" fo:background-color="transparent" loext:char-shading-value="0"/>
    </style:style>
    <style:style style:name="T157" style:family="text">
      <style:text-properties style:text-underline-style="solid" style:text-underline-width="auto" style:text-underline-color="font-color" officeooo:rsid="004022a8" fo:background-color="transparent" loext:char-shading-value="0"/>
    </style:style>
    <style:style style:name="T158" style:family="text">
      <style:text-properties style:text-underline-style="solid" style:text-underline-width="auto" style:text-underline-color="font-color" officeooo:rsid="004a55f8" fo:background-color="transparent" loext:char-shading-value="0"/>
    </style:style>
    <style:style style:name="T159" style:family="text">
      <style:text-properties style:text-underline-style="solid" style:text-underline-width="auto" style:text-underline-color="font-color" officeooo:rsid="004aadd5" fo:background-color="transparent" loext:char-shading-value="0"/>
    </style:style>
    <style:style style:name="T160" style:family="text">
      <style:text-properties style:text-underline-style="solid" style:text-underline-width="auto" style:text-underline-color="font-color" officeooo:rsid="004c6dbd" fo:background-color="transparent" loext:char-shading-value="0"/>
    </style:style>
    <style:style style:name="T161" style:family="text">
      <style:text-properties style:text-underline-style="solid" style:text-underline-width="auto" style:text-underline-color="font-color" officeooo:rsid="004f1aa0" fo:background-color="transparent" loext:char-shading-value="0"/>
    </style:style>
    <style:style style:name="T162" style:family="text">
      <style:text-properties style:text-underline-style="solid" style:text-underline-width="auto" style:text-underline-color="font-color" officeooo:rsid="003ec49e"/>
    </style:style>
    <style:style style:name="T163" style:family="text">
      <style:text-properties style:text-underline-style="solid" style:text-underline-width="auto" style:text-underline-color="font-color" officeooo:rsid="003ed7de"/>
    </style:style>
    <style:style style:name="T164" style:family="text">
      <style:text-properties style:text-underline-style="solid" style:text-underline-width="auto" style:text-underline-color="font-color" officeooo:rsid="004022a8"/>
    </style:style>
    <style:style style:name="T165" style:family="text">
      <style:text-properties style:text-underline-style="solid" style:text-underline-width="auto" style:text-underline-color="font-color" officeooo:rsid="004071aa"/>
    </style:style>
    <style:style style:name="T166" style:family="text">
      <style:text-properties style:text-underline-style="solid" style:text-underline-width="auto" style:text-underline-color="font-color" officeooo:rsid="0040f83c"/>
    </style:style>
    <style:style style:name="T167" style:family="text">
      <style:text-properties style:text-underline-style="solid" style:text-underline-width="auto" style:text-underline-color="font-color" officeooo:rsid="0043951d"/>
    </style:style>
    <style:style style:name="T168" style:family="text">
      <style:text-properties style:text-underline-style="solid" style:text-underline-width="auto" style:text-underline-color="font-color" officeooo:rsid="00448a64"/>
    </style:style>
    <style:style style:name="T1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0" style:family="text">
      <style:text-properties style:text-underline-style="solid" style:text-underline-width="auto" style:text-underline-color="font-color" fo:font-weight="bold" officeooo:rsid="003ed7de" style:font-weight-asian="bold" style:font-weight-complex="bold"/>
    </style:style>
    <style:style style:name="T171" style:family="text">
      <style:text-properties style:text-underline-style="solid" style:text-underline-width="auto" style:text-underline-color="font-color" officeooo:rsid="0048f241"/>
    </style:style>
    <style:style style:name="T172" style:family="text">
      <style:text-properties style:text-underline-style="solid" style:text-underline-width="auto" style:text-underline-color="font-color" officeooo:rsid="004a2b1e"/>
    </style:style>
    <style:style style:name="T173" style:family="text">
      <style:text-properties style:text-underline-style="solid" style:text-underline-width="auto" style:text-underline-color="font-color" officeooo:rsid="004a55f8"/>
    </style:style>
    <style:style style:name="T174" style:family="text">
      <style:text-properties style:text-underline-style="solid" style:text-underline-width="auto" style:text-underline-color="font-color" officeooo:rsid="004c6dbd"/>
    </style:style>
    <style:style style:name="T175" style:family="text">
      <style:text-properties style:text-underline-style="solid" style:text-underline-width="auto" style:text-underline-color="font-color" officeooo:rsid="004ef0d2"/>
    </style:style>
    <style:style style:name="T176" style:family="text">
      <style:text-properties officeooo:rsid="000746d4"/>
    </style:style>
    <style:style style:name="T177" style:family="text">
      <style:text-properties officeooo:rsid="0008f5f6"/>
    </style:style>
    <style:style style:name="T178" style:family="text">
      <style:text-properties officeooo:rsid="001aba5a"/>
    </style:style>
    <style:style style:name="T179" style:family="text">
      <style:text-properties officeooo:rsid="001d8aba"/>
    </style:style>
    <style:style style:name="T180" style:family="text">
      <style:text-properties officeooo:rsid="0027ff07"/>
    </style:style>
    <style:style style:name="T181" style:family="text">
      <style:text-properties officeooo:rsid="0029fbd2"/>
    </style:style>
    <style:style style:name="T182" style:family="text">
      <style:text-properties officeooo:rsid="002d4a9f"/>
    </style:style>
    <style:style style:name="T183" style:family="text">
      <style:text-properties officeooo:rsid="002f1952"/>
    </style:style>
    <style:style style:name="T184" style:family="text">
      <style:text-properties officeooo:rsid="00301fb9"/>
    </style:style>
    <style:style style:name="T185" style:family="text">
      <style:text-properties officeooo:rsid="00363fb2"/>
    </style:style>
    <style:style style:name="T186" style:family="text">
      <style:text-properties officeooo:rsid="0039bd44"/>
    </style:style>
    <style:style style:name="T187" style:family="text">
      <style:text-properties officeooo:rsid="0039dca5"/>
    </style:style>
    <style:style style:name="T188" style:family="text">
      <style:text-properties officeooo:rsid="003a562f"/>
    </style:style>
    <style:style style:name="T189" style:family="text">
      <style:text-properties style:text-underline-style="none" officeooo:rsid="003d5bf6" fo:background-color="transparent" loext:char-shading-value="0"/>
    </style:style>
    <style:style style:name="T190" style:family="text">
      <style:text-properties style:text-underline-style="none" officeooo:rsid="003ed7de" fo:background-color="transparent" loext:char-shading-value="0"/>
    </style:style>
    <style:style style:name="T191" style:family="text">
      <style:text-properties style:text-underline-style="none" officeooo:rsid="0047d5bb" fo:background-color="transparent" loext:char-shading-value="0"/>
    </style:style>
    <style:style style:name="T192" style:family="text">
      <style:text-properties style:text-underline-style="none" officeooo:rsid="0048f241" fo:background-color="transparent" loext:char-shading-value="0"/>
    </style:style>
    <style:style style:name="T193" style:family="text">
      <style:text-properties style:text-underline-style="none" officeooo:rsid="004a2b1e" fo:background-color="transparent" loext:char-shading-value="0"/>
    </style:style>
    <style:style style:name="T194" style:family="text">
      <style:text-properties style:text-underline-style="none" officeooo:rsid="004c6dbd" fo:background-color="transparent" loext:char-shading-value="0"/>
    </style:style>
    <style:style style:name="T195" style:family="text">
      <style:text-properties style:text-underline-style="none" officeooo:rsid="003ec49e"/>
    </style:style>
    <style:style style:name="T196" style:family="text">
      <style:text-properties style:text-underline-style="none" officeooo:rsid="004aadd5"/>
    </style:style>
    <style:style style:name="T197" style:family="text">
      <style:text-properties style:text-underline-style="none" officeooo:rsid="004c6dbd"/>
    </style:style>
    <style:style style:name="T198" style:family="text">
      <style:text-properties officeooo:rsid="003ec49e" fo:background-color="transparent" loext:char-shading-value="0"/>
    </style:style>
    <style:style style:name="T199" style:family="text">
      <style:text-properties officeooo:rsid="003ed7de" fo:background-color="transparent" loext:char-shading-value="0"/>
    </style:style>
    <style:style style:name="T200" style:family="text">
      <style:text-properties officeooo:rsid="004a2b1e" fo:background-color="transparent" loext:char-shading-value="0"/>
    </style:style>
    <style:style style:name="T201" style:family="text">
      <style:text-properties officeooo:rsid="004a55f8" fo:background-color="transparent" loext:char-shading-value="0"/>
    </style:style>
    <style:style style:name="T202" style:family="text">
      <style:text-properties officeooo:rsid="004aadd5" fo:background-color="transparent" loext:char-shading-value="0"/>
    </style:style>
    <style:style style:name="T203" style:family="text">
      <style:text-properties officeooo:rsid="004c6dbd" fo:background-color="transparent" loext:char-shading-value="0"/>
    </style:style>
    <style:style style:name="T204" style:family="text">
      <style:text-properties officeooo:rsid="004f1aa0" fo:background-color="transparent" loext:char-shading-value="0"/>
    </style:style>
    <style:style style:name="T205" style:family="text">
      <style:text-properties officeooo:rsid="004f6cac" fo:background-color="transparent" loext:char-shading-value="0"/>
    </style:style>
    <style:style style:name="T206" style:family="text">
      <style:text-properties officeooo:rsid="005495a6" fo:background-color="transparent" loext:char-shading-value="0"/>
    </style:style>
    <style:style style:name="T207" style:family="text">
      <style:text-properties officeooo:rsid="003d5bf6"/>
    </style:style>
    <style:style style:name="T208" style:family="text">
      <style:text-properties officeooo:rsid="003ec49e"/>
    </style:style>
    <style:style style:name="T209" style:family="text">
      <style:text-properties officeooo:rsid="003ed7de"/>
    </style:style>
    <style:style style:name="T210" style:family="text">
      <style:text-properties officeooo:rsid="004022a8"/>
    </style:style>
    <style:style style:name="T211" style:family="text">
      <style:text-properties officeooo:rsid="0040f83c"/>
    </style:style>
    <style:style style:name="T212" style:family="text">
      <style:text-properties officeooo:rsid="0043951d"/>
    </style:style>
    <style:style style:name="T213" style:family="text">
      <style:text-properties officeooo:rsid="004a2b1e"/>
    </style:style>
    <style:style style:name="T214" style:family="text">
      <style:text-properties officeooo:rsid="004a55f8"/>
    </style:style>
    <style:style style:name="T215" style:family="text">
      <style:text-properties fo:font-style="normal" style:text-underline-style="solid" style:text-underline-width="auto" style:text-underline-color="font-color" officeooo:rsid="004a55f8" style:font-style-asian="normal" style:font-style-complex="normal"/>
    </style:style>
    <style:style style:name="T216" style:family="text">
      <style:text-properties fo:font-style="normal" style:text-underline-style="solid" style:text-underline-width="auto" style:text-underline-color="font-color" officeooo:rsid="004aadd5" style:font-style-asian="normal" style:font-style-complex="normal"/>
    </style:style>
    <style:style style:name="T217" style:family="text">
      <style:text-properties fo:font-style="normal" style:text-underline-style="solid" style:text-underline-width="auto" style:text-underline-color="font-color" officeooo:rsid="004c6dbd" style:font-style-asian="normal" style:font-style-complex="normal"/>
    </style:style>
    <style:style style:name="T218" style:family="text">
      <style:text-properties officeooo:rsid="004c6dbd"/>
    </style:style>
    <style:style style:name="T219" style:family="text">
      <style:text-properties officeooo:rsid="004ef0d2"/>
    </style:style>
    <style:style style:name="T220" style:family="text">
      <style:text-properties officeooo:rsid="0058e3b3"/>
    </style:style>
    <style:style style:name="T221" style:family="text">
      <style:text-properties officeooo:rsid="00594b7b"/>
    </style:style>
    <style:style style:name="T222" style:family="text">
      <style:text-properties officeooo:rsid="005b120d"/>
    </style:style>
    <style:style style:name="T223" style:family="text">
      <style:text-properties officeooo:rsid="005c6f28"/>
    </style:style>
    <style:style style:name="T224" style:family="text">
      <style:text-properties officeooo:rsid="005f5b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9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otted_20__28_var_29_" svg:stroke-width="0.1in" draw:marker-start-width="0.2874in" draw:marker-end-width="0.2874in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otted_20__28_var_29_" draw:textarea-horizontal-align="justify" draw:textarea-vertical-align="middle" draw:auto-grow-height="false" fo:min-height="0.1472in" fo:min-width="0.1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Dotted_20__28_var_29_" draw:textarea-horizontal-align="justify" draw:textarea-vertical-align="middle" draw:auto-grow-height="false" fo:min-height="0.1571in" fo:min-width="0.1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Ultrafine_20_Dotted_20__28_var_29_" draw:textarea-horizontal-align="justify" draw:textarea-vertical-align="middle" draw:auto-grow-height="false" fo:min-height="0.1575in" fo:min-width="0.1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Ultrafine_20_Dotted_20__28_var_29_" draw:textarea-horizontal-align="justify" draw:textarea-vertical-align="middle" draw:auto-grow-height="false" fo:min-height="0.1665in" fo:min-width="0.1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Ultrafine_20_Dotted_20__28_var_29_" draw:textarea-horizontal-align="justify" draw:textarea-vertical-align="middle" draw:auto-grow-height="false" fo:min-height="0.028in" fo:min-width="0.036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esearch_20_Style_2c__20_iDR.Cloud.99">Title: ‘The Art of The ‘J<text:span text:style-name="T224">̀.̀̀̀̀ ̀‘</text:span>aacque-abi-v3.0’ - Original Mathematics and Theory Done by done by Carl Gustav Jacob Jacobiabi (Dec 1804 – Feb 1851)</text:p>
      <text:p text:style-name="P55">Note: Please see the work done by <text:span text:style-name="T222">Pierre-Simon Laplace, and how he configures the integral to autonomate 2 or more continuous processes with the ‘Laplacian Triplə Vector Product’.</text:span></text:p>
      <text:p text:style-name="P56">Please also work through the integral in comparison to the geometry of the surface location in 2Space. The integral finds the orthogonal vectors in the 3<text:span text:style-name="T223">-</text:span>dsnapshot of 4-dspace.</text:p>
      <text:p text:style-name="P53"><text:span text:style-name="T182">N</text:span>aꘈe-: <text:s/><text:span text:style-name="T220">Matthew J. Joseph McKay.</text:span></text:p>
      <text:p text:style-name="P54">Assistante-II: Jacquiline Anne McKay. Auriat ‘Jacobi’</text:p>
      <text:p text:style-name="P53"><text:span text:style-name="T220">Assistante-I: Christopher Nicolas McKay. <text:s/></text:span>_____________</text:p>
      <text:p text:style-name="Text_20_body"><text:span text:style-name="T145">Ci</text:span><text:span text:style-name="T146">$$$</text:span><text:span text:style-name="T142">-:___-_-_____________-__</text:span></text:p>
      <text:p text:style-name="P34"><text:span text:style-name="T142">D:sk </text:span><text:span text:style-name="T146">$</text:span><text:span text:style-name="T142">ystem=GFR</text:span><text:span text:style-name="T146">$</text:span><text:span text:style-name="T142">$(unaꘈe -r)_______________</text:span></text:p>
      <text:p text:style-name="P36"><text:span text:style-name="T142">E:syslinux:–:X</text:span></text:p>
      <text:p text:style-name="P9"><text:span text:style-name="T142">Linux::O</text:span><text:span text:style-name="T146">$:−:</text:span><text:span text:style-name="T142">Independent</text:span></text:p>
      <text:p text:style-name="P12"><draw:frame text:anchor-type="paragraph" draw:z-index="0" draw:name="Shape1" draw:style-name="gr1" draw:text-style-name="P61" svg:width="0.7815in" svg:height="0.948in" svg:x="3.1189in" svg:y="0.4882in"><draw:text-box><text:p>:ᵨor+ᴎ+ro:</text:p></draw:text-box></draw:frame><draw:line text:anchor-type="paragraph" draw:z-index="1" draw:name="Shape2" draw:style-name="gr2" draw:text-style-name="P62" svg:x1="3.4835in" svg:y1="0.1654in" svg:x2="3.4835in" svg:y2="0.4673in"><text:p/></draw:line>(Just to give start up software coꘈpanies the opportunity to try and develop soꘈe innovation with the kernels that are out there.)<text:tab/><text:tab/><text:tab/> <text:s text:c="10"/><text:span text:style-name="T176">e</text:span><text:line-break/><text:line-break/><text:span text:style-name="T142">Free G</text:span><text:span text:style-name="T147">ᴪ</text:span><text:span text:style-name="T142">NU –</text:span><text:span text:style-name="T143"> </text:span><text:span text:style-name="T142">So</text:span><text:span text:style-name="T143">ldier </text:span><text:span text:style-name="T142">for those</text:span> enthusiastic <text:line-break/>enough about coꘈputers and stuff to atteꘈpt that daunting task<text:line-break/>As 192.168.<text:span text:style-name="T180">0.44.-08:44:40</text:span><text:line-break/><text:span text:style-name="T141">iOS</text:span> should be___<text:span text:style-name="T181">08:44:40</text:span></text:p>
      <text:p text:style-name="P10">Blackberry_QNΧ-08:44:<text:span text:style-name="T185">40</text:span></text:p>
      <text:p text:style-name="P10"><text:span text:style-name="T181">QNX should be___o8:44:40</text:span></text:p>
      <text:p text:style-name="P10"><text:span text:style-name="T181">SsSII should be____08:44:40</text:span><text:line-break/><text:span text:style-name="T181">Windows Boot Drive__08:44:40</text:span></text:p>
      <text:p text:style-name="P14">Effie ꘈanaged by Microsoft &amp; Apple</text:p>
      <text:p text:style-name="P8">Ipv4 addresses should be mapped to its counterpart <text:line-break/><text:span text:style-name="T219">AT:T:A:P:S:h:a:c:k:</text:span><text:line-break/>example of (<text:span text:style-name="T1">HTTᵨ</text:span>://): <text:span text:style-name="T1">4</text:span>444::192.168.1.254:\\<text:span text:style-name="T1">ᵨᵨᵨs</text:span>//:4444:\\:<text:span text:style-name="T1">HTTP</text:span>://452.1.186:291::44<text:span text:style-name="T1">44</text:span><text:line-break/><text:span text:style-name="T184">Aces_____1111_Dns_</text:span></text:p>
      <text:p text:style-name="P7"><text:span text:style-name="T180">AT::TA:ᵨ:S:h:a:c:k</text:span></text:p>
      <text:p text:style-name="P5"><text:span text:style-name="T184">Buddy__‘Aces’__Israel</text:span><text:line-break/><text:span text:style-name="T177">HT::̂</text:span><text:line-break/><text:span text:style-name="T177">AT::</text:span></text:p>
      <text:p text:style-name="P51"><text:span text:style-name="T177">TA::</text:span><text:line-break/><text:span text:style-name="T177">C::D:: <text:s text:c="3"/>Laplacian</text:span><text:span text:style-name="T33"> Vector Triple Product = ∇</text:span><text:span text:style-name="T76">2</text:span><text:span text:style-name="T33">J <text:s/>= <text:s/>∇</text:span><text:span text:style-name="T76">2</text:span><text:span text:style-name="T33">F</text:span><text:span text:style-name="T206"> </text:span><text:span text:style-name="T34">(</text:span><text:span text:style-name="T37">∛</text:span><text:span text:style-name="T35">(</text:span><text:span text:style-name="T34">x</text:span><text:span text:style-name="T35">)</text:span><text:span text:style-name="T77">2</text:span><text:span text:style-name="T139">+(</text:span><text:span text:style-name="T140">y</text:span><text:span text:style-name="T35">)</text:span><text:span text:style-name="T78">2</text:span><text:span text:style-name="T139">+</text:span><text:span text:style-name="T35">(</text:span><text:span text:style-name="T34">z</text:span><text:span text:style-name="T35">)</text:span><text:span text:style-name="T77">2</text:span><text:span text:style-name="T36">)</text:span><text:span text:style-name="T177"> <text:s text:c="3"/>(This integral was used to investigate the pyramids in Eqypt with respect to the North Star) <text:s text:c="75"/></text:span></text:p>
      <text:p text:style-name="P49"><text:span text:style-name="T183">F:: <text:s text:c="128"/>(Vector Cross Product will allow us to find any orthogonal point on the surface of this function. Note: More Calculus needs to be done)</text:span></text:p>
      <text:p text:style-name="P48"><draw:line text:anchor-type="paragraph" draw:z-index="4" draw:name="Shape3" draw:style-name="gr3" draw:text-style-name="P62" svg:x1="0.9953in" svg:y1="0.2161in" svg:x2="3.5996in" svg:y2="2.8079in"><text:p/></draw:line><text:soft-page-break/><text:span text:style-name="T214">&lt;&lt;|[ESX][-];;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</text:span> <text:span text:style-name="T208">̌̈[][][][]||̧́ᛈ</text:span><text:span text:style-name="T195"> <text:s text:c="16"/></text:span><text:span text:style-name="T197">ᛈ</text:span><text:span text:style-name="T162"> <text:s text:c="62"/></text:span><text:span text:style-name="T175">-</text:span><text:span text:style-name="T174">ᛈ</text:span><text:span text:style-name="T162"> </text:span><text:span text:style-name="T195"><text:s text:c="48"/></text:span><text:span text:style-name="T196">-</text:span><text:span text:style-name="T217">ᛈ</text:span><text:span text:style-name="T215"> <text:s text:c="77"/>-</text:span><text:span text:style-name="T217">ᛈ</text:span><text:span text:style-name="T215">[|]</text:span><text:span text:style-name="T216">-</text:span><text:span text:style-name="T215">:</text:span></text:p>
      <text:p text:style-name="P52"><draw:custom-shape text:anchor-type="paragraph" draw:z-index="5" draw:name="Shape4" draw:style-name="gr4" svg:width="0.2606in" svg:height="0.2087in" svg:x="2.1228in" svg:y="0.0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5" draw:style-name="gr5" svg:width="0.248in" svg:height="0.2224in" svg:x="1.3154in" svg:y="0.2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14">&lt;&lt;|̧́[|̧́][|̧́][|̧́][|̧́]|-|̧́̀̀̀̀̀̀̀ᛈ</text:span>Matthew_ <text:span text:style-name="T32">J</text:span>. M.cKay-<text:span text:style-name="T218">://<text:tab/>[ <text:s text:c="18"/>] <text:s text:c="7"/>| </text:span><text:span text:style-name="T133">ln|e</text:span><text:span text:style-name="T50">xt</text:span><text:span text:style-name="T133">|</text:span><text:span text:style-name="T214">⅀</text:span><text:span text:style-name="T80">ᕁ</text:span><text:span text:style-name="T49">e</text:span><text:span text:style-name="T50">-t/x </text:span><text:span text:style-name="T213">(</text:span><text:span text:style-name="T212">ꘞᛈᘌᛈ</text:span><text:span text:style-name="T102">S S </text:span><text:span text:style-name="T21">ж</text:span><text:span text:style-name="T207">]</text:span><text:span text:style-name="T81">ꘈ</text:span><text:span text:style-name="T101">-</text:span><text:span text:style-name="T208">[</text:span><text:span text:style-name="T53">|</text:span><text:span text:style-name="T64">ᘌ</text:span><text:span text:style-name="T65">ℇ</text:span><text:span text:style-name="T102">S S </text:span><text:span text:style-name="T88">ℇ</text:span><text:span text:style-name="T83">S</text:span><text:span text:style-name="T89">S</text:span><text:span text:style-name="T88">IO</text:span><text:span text:style-name="T89">ᐜ</text:span><text:span text:style-name="T83">᙭</text:span><text:span text:style-name="T89">l</text:span><text:span text:style-name="T66">i</text:span><text:span text:style-name="T66">oᐰ-1</text:span><text:span text:style-name="T65">ℳ̧</text:span><text:span text:style-name="T87">́</text:span><text:span text:style-name="T67">̧̧̧̈</text:span><text:span text:style-name="T87">]̈</text:span><text:span text:style-name="T87">ᛈ</text:span><text:span text:style-name="T87">]</text:span><text:span text:style-name="T89">[</text:span><text:span text:style-name="T87">̈</text:span><text:span text:style-name="T86">꘨</text:span><text:span text:style-name="T87">ꖊꖊꖊꖊꖊ</text:span><text:span text:style-name="T86">꘨</text:span><text:span text:style-name="T87">ꖊꖊꖊꖊꖊ</text:span><text:span text:style-name="T86">꘨</text:span><text:span text:style-name="T87">ꖊꖊꖊꖊꖊ</text:span><text:span text:style-name="T86">꘨</text:span><text:span text:style-name="T87">ꖊꖊꖊꖊꖊ</text:span><text:span text:style-name="T86">꘨</text:span><text:span text:style-name="T87">ꖊꖊꖊꖊ</text:span><text:span text:style-name="T91">|</text:span><text:span text:style-name="T52">|||||</text:span><text:span text:style-name="T63">̧̧́́́</text:span><text:span text:style-name="T82">̧</text:span><text:span text:style-name="T134">[</text:span><text:span text:style-name="T94">Ϋ̌</text:span>]-:<text:span text:style-name="T188">[</text:span><text:span text:style-name="T99">S S</text:span><text:span text:style-name="T188">][</text:span>-:\\<text:span text:style-name="T210">]|</text:span><text:span text:style-name="T100">||y,,z]</text:span>//::<text:span text:style-name="T209">][</text:span>-:\\ᵨᵨᵨs//::<text:span text:style-name="T209">][</text:span><text:span text:style-name="T81">4444</text:span><text:span text:style-name="T209">][</text:span>:\\:<text:span text:style-name="T208">̌̈ꏧ|̧́[|̧́][|̧́][|̧́][|̧́]||̧́)-:</text:span></text:p>
      <text:p text:style-name="P46"><draw:custom-shape text:anchor-type="paragraph" draw:z-index="7" draw:name="Shape6" draw:style-name="gr6" svg:width="0.2087in" svg:height="0.2217in" svg:x="2.0181in" svg:y="0.2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01">&lt;&lt;</text:span><text:span text:style-name="T198">|̧́[|̧́][|̧́][|̧́][|̧́]|</text:span><text:span text:style-name="T202">-</text:span><text:span text:style-name="T198">|̧́</text:span><text:span text:style-name="T201">̀̀̀̀̀</text:span><text:span text:style-name="T203">ᛈ</text:span><text:span text:style-name="T32">J</text:span>ennifer_Marie_<text:span text:style-name="T221">Ferriere</text:span>-:<text:span text:style-name="T203">//<text:tab/></text:span><text:span text:style-name="T204">|</text:span><text:span text:style-name="T203"> <text:s text:c="2"/></text:span><text:span text:style-name="T205">F(x,y,z)</text:span><text:span text:style-name="T203"> <text:s text:c="2"/></text:span><text:span text:style-name="T204">|</text:span><text:span text:style-name="T203"> <text:s text:c="2"/></text:span><text:span text:style-name="T204">=</text:span><text:span text:style-name="T203"> <text:s text:c="2"/></text:span><text:span text:style-name="T218">|0 </text:span><text:span text:style-name="T108">ln|e</text:span><text:span text:style-name="T38">xt</text:span><text:span text:style-name="T108">|</text:span> <text:span text:style-name="T213">⅀</text:span><text:span text:style-name="T80">ᕁ</text:span><text:span text:style-name="T49">e</text:span><text:span text:style-name="T38">-t/x </text:span><text:span text:style-name="T213">(ꘞᛈᘌᛈ</text:span>[<text:span text:style-name="T211">ꔁ]</text:span><text:span text:style-name="T26">[</text:span><text:span text:style-name="T28">ᛈ</text:span><text:span text:style-name="T27">ᘌ</text:span><text:span text:style-name="T44">ℇ </text:span><text:span text:style-name="T103">S S</text:span><text:span text:style-name="T104">IO</text:span><text:span text:style-name="T189"> <text:s/></text:span><text:span text:style-name="T191">ℇ</text:span><text:span text:style-name="T192">᙭</text:span><text:span text:style-name="T193">lioᐰ</text:span><text:span text:style-name="T75">-1</text:span><text:span text:style-name="T192"> </text:span><text:span text:style-name="T190">]</text:span><text:span text:style-name="T194">ᛈ</text:span><text:span text:style-name="T57">[</text:span><text:span text:style-name="T56">||</text:span><text:span text:style-name="T58">|||||||||||||||||</text:span><text:span text:style-name="T56">|</text:span><text:span text:style-name="T58">||</text:span><text:span text:style-name="T56">|</text:span><text:span text:style-name="T58">||||||||||||||||||||||||||||||||||||||||||||||||||||||||||||||||||</text:span><text:span text:style-name="T57">̧̧́́́</text:span><text:span text:style-name="T58">̧</text:span><text:span text:style-name="T135">[</text:span><text:span text:style-name="T170">i s</text:span><text:span text:style-name="T59">꘨ </text:span><text:span text:style-name="T43">ж</text:span><text:span text:style-name="T137">[</text:span><text:span text:style-name="T72">I s</text:span><text:span text:style-name="T209">]́</text:span><text:span text:style-name="T151">-</text:span><text:span text:style-name="T150">:\\ᵨᵨᵨs//::</text:span><text:span text:style-name="T163">][</text:span><text:span text:style-name="T84">4444</text:span><text:span text:style-name="T163">][</text:span><text:span text:style-name="T150">:\\:</text:span><text:span text:style-name="T162">̌̈ |̧́[|̧́][|̧́][|̧́][|̧́][|̧́][|̧́][|̧́][|̧́]|||́</text:span><text:span text:style-name="T173">)</text:span><text:span text:style-name="T164">-: <text:s text:c="2"/></text:span></text:p>
      <text:p text:style-name="P47"><draw:custom-shape text:anchor-type="paragraph" draw:z-index="8" draw:name="Shape7" draw:style-name="gr7" svg:width="0.2217in" svg:height="0.235in" svg:x="1.3154in" svg:y="0.0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8">&lt;&lt;</text:span><text:span text:style-name="T155">|̧́[|̧́][|̧́][|̧́][|̧́]|</text:span><text:span text:style-name="T159">-</text:span><text:span text:style-name="T155">|̧́</text:span><text:span text:style-name="T158">̀̀̀̀</text:span><text:span text:style-name="T160">ᛈ</text:span><text:span text:style-name="T169">J</text:span><text:span text:style-name="T142">ayden_</text:span><text:span text:style-name="T169">J</text:span><text:span text:style-name="T142">oshua_McKay-:</text:span><text:span text:style-name="T160">//<text:tab/></text:span><text:span text:style-name="T161">|</text:span><text:span text:style-name="T160"> <text:s text:c="19"/></text:span><text:span text:style-name="T161">|</text:span><text:span text:style-name="T160"> <text:s text:c="4"/></text:span><text:span text:style-name="T174"><text:s text:c="3"/></text:span><text:span text:style-name="T175">|0 <text:s/>0</text:span><text:span text:style-name="T142"> </text:span><text:span text:style-name="T138">ln|e</text:span><text:span text:style-name="T70">xt</text:span><text:span text:style-name="T138">|</text:span><text:span text:style-name="T142"> </text:span><text:span text:style-name="T172">⅀</text:span><text:span text:style-name="T68">ᕁ</text:span><text:span text:style-name="T69">e</text:span><text:span text:style-name="T70">-t/x </text:span><text:span text:style-name="T172">(</text:span><text:span text:style-name="T167">ꘞ</text:span><text:span text:style-name="T174">ᛈ</text:span><text:span text:style-name="T171">ᘌ</text:span><text:span text:style-name="T174">ᛈ</text:span><text:span text:style-name="T142">[</text:span><text:span text:style-name="T174">ᛈ</text:span><text:span text:style-name="T166">ꔁ</text:span><text:span text:style-name="T55"> ̧</text:span><text:span text:style-name="T52">X</text:span><text:span text:style-name="T93">[</text:span><text:span text:style-name="T54">|</text:span><text:span text:style-name="T58">|</text:span><text:span text:style-name="T59">꘨</text:span><text:span text:style-name="T58">|</text:span><text:span text:style-name="T61">̌̈p</text:span><text:span text:style-name="T95"> </text:span><text:span text:style-name="T96">]\</text:span><text:span text:style-name="T95"> </text:span><text:span text:style-name="T71">[</text:span><text:span text:style-name="T74">ᘌ</text:span><text:span text:style-name="T60">ℇ</text:span><text:span text:style-name="T61">SS</text:span><text:span text:style-name="T62">lio</text:span><text:span text:style-name="T45">LiOᐰ-1ᐽ</text:span><text:span text:style-name="T47">ᛈ</text:span><text:span text:style-name="T44">ℳ̧</text:span><text:span text:style-name="T46">̧̧̧́̈</text:span><text:span text:style-name="T107"> </text:span><text:span text:style-name="T105">ℳ̧</text:span><text:span text:style-name="T106">̧̧̧́̈</text:span><text:span text:style-name="T107"> <text:s/></text:span><text:span text:style-name="T105">ℳ̧</text:span><text:span text:style-name="T106">̧̧̧́̈</text:span><text:span text:style-name="T107"> <text:s/></text:span><text:span text:style-name="T105">ℳ̧</text:span><text:span text:style-name="T106">̧̧̧́̈</text:span><text:span text:style-name="T97">ꏍꏍꏍꏍ</text:span><text:span text:style-name="T98">ꖊ</text:span><text:span text:style-name="T164">][</text:span><text:span text:style-name="T63">[</text:span><text:span text:style-name="T51">||</text:span><text:span text:style-name="T52">||||||||||||||||||||||||||||||||||||||||||||||||||||||||||</text:span><text:span text:style-name="T63">̧̧́́́</text:span><text:span text:style-name="T152">̧ꘈ̧</text:span><text:span text:style-name="T82">[</text:span><text:span text:style-name="T93">[</text:span><text:span text:style-name="T71">[[</text:span><text:span text:style-name="T73">Ϋ̌</text:span><text:span text:style-name="T71">]]</text:span><text:span text:style-name="T93">]</text:span><text:span text:style-name="T82">]</text:span><text:span text:style-name="T142">]</text:span><text:span text:style-name="T153">-:</text:span><text:span text:style-name="T154">[</text:span><text:span text:style-name="T23">ж</text:span><text:span text:style-name="T154">S</text:span><text:span text:style-name="T23">ж</text:span><text:span text:style-name="T154">]</text:span><text:span text:style-name="T142">-</text:span><text:span text:style-name="T150">:\\ᵨᵨᵨs//::</text:span><text:span text:style-name="T163">][</text:span><text:span text:style-name="T84">4444</text:span><text:span text:style-name="T163">][</text:span><text:span text:style-name="T150">:\\:</text:span><text:span text:style-name="T162">̌̈ |̧́[|̧́][|̧́][|̧́][|̧́]|||̧́</text:span><text:span text:style-name="T173">)</text:span><text:span text:style-name="T164">-: <text:s text:c="5"/></text:span></text:p>
      <text:p text:style-name="P38"><text:span text:style-name="T201">&lt;&lt;</text:span><text:span text:style-name="T198">|̧́[|̧́][|̧́][|̧́][|̧́]|</text:span><text:span text:style-name="T202">-</text:span><text:span text:style-name="T198">|̧́</text:span><text:span text:style-name="T201">̀̀̀̀̀̀</text:span><text:span text:style-name="T203">ᛈ</text:span><text:span text:style-name="T199">VirtualSystem-0x6900</text:span><text:span text:style-name="T200">-:</text:span><text:span text:style-name="T203">// <text:s/><text:tab/></text:span><text:span text:style-name="T204">|</text:span><text:span text:style-name="T203"> <text:s text:c="5"/><text:tab/> <text:s text:c="3"/></text:span><text:span text:style-name="T204"><text:s text:c="2"/></text:span><text:span text:style-name="T203"><text:s text:c="3"/></text:span><text:span text:style-name="T204">|</text:span><text:span text:style-name="T203"> <text:s text:c="7"/></text:span><text:span text:style-name="T173">|</text:span><text:span text:style-name="T175">0 <text:s/></text:span><text:span text:style-name="T173">0</text:span><text:span text:style-name="T144"> <text:s text:c="2"/></text:span><text:span text:style-name="T173">0</text:span><text:span text:style-name="T144"> </text:span><text:span text:style-name="T138">ln|e</text:span><text:span text:style-name="T70">xt</text:span><text:span text:style-name="T138">|</text:span><text:span text:style-name="T144"> </text:span><text:span text:style-name="T172">⅀</text:span><text:span text:style-name="T68">ᕁ</text:span><text:span text:style-name="T69">e</text:span><text:span text:style-name="T70">-t/x </text:span><text:span text:style-name="T172">(</text:span><text:span text:style-name="T167">ꘞ</text:span><text:span text:style-name="T174">ᛈ</text:span><text:span text:style-name="T171">ᘌ</text:span><text:span text:style-name="T174">ᛈ</text:span><text:span text:style-name="T144">[</text:span><text:span text:style-name="T136">ꔁ</text:span><text:span text:style-name="T129">ж</text:span><text:span text:style-name="T163">][</text:span><text:span text:style-name="T152">||</text:span><text:span text:style-name="T174">ᛈ</text:span><text:span text:style-name="T168">ꖊ</text:span><text:span text:style-name="T24">ꖊꖊꖊ</text:span><text:span text:style-name="T25">ᛈ</text:span><text:span text:style-name="T165">]</text:span><text:span text:style-name="T164">[</text:span><text:span text:style-name="T165">̈|</text:span><text:span text:style-name="T63">[</text:span><text:span text:style-name="T53">||</text:span><text:span text:style-name="T52">|||||||||||||||||||||||||||||||||</text:span><text:span text:style-name="T63">̧̧́́́</text:span><text:span text:style-name="T152">̧ꘈ̧</text:span><text:span text:style-name="T21">ж</text:span><text:span text:style-name="T22">x</text:span><text:span text:style-name="T21">ж</text:span><text:span text:style-name="T164">]</text:span><text:span text:style-name="T152">|||||</text:span><text:span text:style-name="T163">][</text:span><text:span text:style-name="T152">-</text:span><text:span text:style-name="T150">:</text:span><text:span text:style-name="T84">[4</text:span><text:span text:style-name="T85">4</text:span><text:span text:style-name="T150">:\\:</text:span><text:span text:style-name="T162">̌̈</text:span><text:span text:style-name="T163">]</text:span><text:span text:style-name="T162">[][][][]|</text:span><text:span text:style-name="T163">[</text:span><text:span text:style-name="T162">|̧́</text:span><text:span text:style-name="T154">[</text:span><text:span text:style-name="T153">-:\\ᵨᵨᵨs//::</text:span><text:span text:style-name="T156">]</text:span><text:span text:style-name="T157">[</text:span><text:span text:style-name="T154">[</text:span><text:span text:style-name="T153">-:\\ᵨᵨᵨs//::</text:span><text:span text:style-name="T156">]</text:span><text:span text:style-name="T157">-:</text:span><text:span text:style-name="T155">[|̧́][|̧́][|̧́][|̧́]|[|̧́][|̧́][|̧́][|̧́]|</text:span><text:span text:style-name="T159">-:</text:span></text:p>
      <text:p text:style-name="P57"><text:span text:style-name="T173">&lt;&lt;][</text:span><text:span text:style-name="T174">ᛈ</text:span><text:span text:style-name="T145">Ci</text:span><text:span text:style-name="T146">$$$</text:span><text:span text:style-name="T142">-:</text:span><text:span text:style-name="T174">ᛈ</text:span><text:span text:style-name="T142">___-_-___________</text:span><text:span text:style-name="T148">[744]</text:span><text:span text:style-name="T174">ᛈ</text:span><text:span text:style-name="T142">___<text:tab/><text:tab/> </text:span><text:span text:style-name="T174">ᛈ<text:tab/><text:tab/><text:tab/><text:tab/><text:tab/><text:tab/>ᛈ<text:tab/><text:tab/><text:tab/><text:tab/><text:tab/><text:tab/>ᛈ<text:tab/><text:tab/><text:tab/><text:tab/><text:tab/>ᛈ<text:tab/>ᛈ</text:span></text:p>
      <text:p text:style-name="P35"><text:span text:style-name="T142">D:sk </text:span><text:span text:style-name="T146">$</text:span><text:span text:style-name="T142">ystem=</text:span><text:span text:style-name="T147">ᴪ</text:span><text:span text:style-name="T142">FR</text:span><text:span text:style-name="T148">eeB</text:span><text:span text:style-name="T146">$</text:span><text:span text:style-name="T148">sD::[744]</text:span></text:p>
      <text:p text:style-name="P35"><text:span text:style-name="T149">E:syslinux:–:X</text:span></text:p>
      <text:p text:style-name="P11"><text:span text:style-name="T142">Linux::O</text:span><text:span text:style-name="T146">$:−:</text:span><text:span text:style-name="T142">Independent</text:span></text:p>
      <text:p text:style-name="P13"><draw:frame text:anchor-type="paragraph" draw:z-index="2" draw:name="Shape1" draw:style-name="gr1" draw:text-style-name="P61" svg:width="1.7189in" svg:height="0.948in" svg:x="2.948in" svg:y="0.0819in"><draw:text-box><text:p>ꘞ:or+ᴎ+ro+ꘞ:</text:p></draw:text-box></draw:frame><draw:line text:anchor-type="paragraph" draw:z-index="3" draw:name="Shape2" draw:style-name="gr2" draw:text-style-name="P62" svg:x1="3.4835in" svg:y1="0.1654in" svg:x2="3.4835in" svg:y2="0.4673in"><text:p/></draw:line>(Just to give start up software companies the opportunity to try and develop some innovation with the kernels that are out there.)<text:tab/><text:tab/><text:tab/> <text:s text:c="10"/><text:span text:style-name="T176">e</text:span><text:span text:style-name="T50">-t/x</text:span><text:span text:style-name="T133">=ln|e</text:span><text:span text:style-name="T50">xt</text:span><text:span text:style-name="T133">|__Euler’s__Number</text:span><text:line-break/><text:line-break/><text:span text:style-name="T142">Free GNU –</text:span><text:span text:style-name="T143"> </text:span><text:span text:style-name="T142">So</text:span><text:span text:style-name="T143">ldier </text:span><text:span text:style-name="T142">for those</text:span> enthusiastic________________ <text:line-break/>enough about computers and stuff to attempt that daunting task<text:line-break/>As 192.168.<text:span text:style-name="T180">0.44.-08:44:40</text:span><text:line-break/>Blackberry_QNΧ-08:44:<text:span text:style-name="T185">40</text:span></text:p>
      <text:p text:style-name="P11"><text:span text:style-name="T181">QNX should be___o8:44:40</text:span></text:p>
      <text:p text:style-name="P11"><draw:custom-shape text:anchor-type="paragraph" draw:z-index="9" draw:name="Shape8" draw:style-name="gr8" svg:width="0.0524in" svg:height="0.0394in" svg:x="7.1618in" svg:y="0.3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81">SsSII should be____08:44:40</text:span><text:line-break/><text:span text:style-name="T181">Windows Boot Drive__08:44:40</text:span></text:p>
      <text:p text:style-name="P15">Effie ꘈanaged by Microsoft &amp; Apple</text:p>
      <text:p text:style-name="P7">Ipv4 addresses should be mapped to its counterpart <text:line-break/><text:line-break/>example of (<text:span text:style-name="T1">HTTᵨ</text:span>://): <text:span text:style-name="T1">4</text:span>444::192.168.1.254:\\<text:span text:style-name="T1">dhcᵨfs</text:span>//:4444:\\:<text:span text:style-name="T1">HTTᵨ</text:span>://452.1.186:291::44<text:span text:style-name="T1">44</text:span><text:line-break/></text:p>
      <text:p text:style-name="P7"><text:span text:style-name="T180">AT::T:A:ᵨ:S:h:a:c:k:</text:span><text:line-break/><text:span text:style-name="T177">HT::̂</text:span><text:line-break/><text:span text:style-name="T177">AT::</text:span></text:p>
      <text:p text:style-name="P39"><text:span text:style-name="T177">TA::</text:span><text:line-break/><text:span text:style-name="T177">C::<text:line-break/>D::</text:span></text:p>
      <text:p text:style-name="P39"><text:span text:style-name="T183">F::</text:span></text:p>
      <text:p text:style-name="P43">G:: <text:s text:c="20"/></text:p>
      <text:p text:style-name="P44">[ꒇ]<text:span text:style-name="T207">-</text:span>:oVo<text:span text:style-name="T207">-</text:span>:<text:span text:style-name="T207">[πY]::­_______________ <text:s text:c="177"/></text:span></text:p>
      <text:p text:style-name="P45">[_]Jacqueline Anne Mckay-Auriat::</text:p>
      <text:p text:style-name="P45"><text:soft-page-break/>[Ͼ]hristopher_Nicolas_McKay::__+ro//Best Point Gaurd in the Leaaague!#########################################<text:span text:style-name="T187">̌Mom_with_therapist</text:span></text:p>
      <text:p text:style-name="P43">[ꘈ̧]atthew_J<text:span text:style-name="T186">oseph</text:span>_McKay::</text:p>
      <text:p text:style-name="P37"><text:span text:style-name="T186">[_]Jayden_Joshua_McKay::</text:span><text:line-break/>Jennifer_<text:span text:style-name="T186">Marie_</text:span>Ferri<text:span text:style-name="T185">e</text:span>re:</text:p>
      <text:p text:style-name="P37">That’s_awesome:</text:p>
      <text:p text:style-name="P42"><text:span text:style-name="T183">Jessica_Anne_Carter:<text:line-break/>That’s_annoying:<text:line-break/>AT::J:T:F:K::2:</text:span><text:line-break/><text:span text:style-name="T183">Z:</text:span><text:line-break/><text:span text:style-name="T1">Sockets in r^2 virtually map by cpd(vcpuid) or statically to a potentially infinite amount of other sockets that are defined by,<text:line-break/>octal ipv4 integer converted to decimal ipv4 integer,<text:line-break/>Then converted to a unit vector based on its magnetic coordinates<text:line-break/>ᵨ(r)=_</text:span><text:span text:style-name="T12">√</text:span><text:span text:style-name="T30">(</text:span><text:span text:style-name="T1">x</text:span><text:span text:style-name="T39">2</text:span><text:span text:style-name="T1"> + y</text:span><text:span text:style-name="T39">2) || </text:span><text:span text:style-name="T109">||_</text:span><text:span text:style-name="T130">s0-s0:c0.c1</text:span><text:span text:style-name="T2"><text:line-break/></text:span><text:span text:style-name="T14">icq</text:span><text:span text:style-name="T16">-</text:span><text:span text:style-name="T13">n</text:span><text:span text:style-name="T15">x</text:span><text:span text:style-name="T16">-</text:span><text:span text:style-name="T13">p</text:span><text:span text:style-name="T14">s</text:span><text:span text:style-name="T16">-</text:span><text:span text:style-name="T14">ui</text:span><text:span text:style-name="T13">d__</text:span><text:span text:style-name="T2">0-s0:c0.c1__</text:span></text:p>
      <text:p text:style-name="P42"><text:span text:style-name="T14">icq</text:span><text:span text:style-name="T16">-</text:span><text:span text:style-name="T13">n</text:span><text:span text:style-name="T15">x</text:span><text:span text:style-name="T16">-</text:span><text:span text:style-name="T13">p</text:span><text:span text:style-name="T14">s</text:span><text:span text:style-name="T16">-</text:span><text:span text:style-name="T14">ui</text:span><text:span text:style-name="T13">d</text:span><text:span text:style-name="T14">__</text:span><text:span text:style-name="T2">0-s0:c0.c1</text:span><text:span text:style-name="T14">__</text:span><text:span text:style-name="T2"><text:line-break/></text:span><text:span text:style-name="T4">0 - <text:s/>999,999 unsigned integers for potential orthogonal ipv4 web sockets using non ritualized systems<text:line-break/></text:span><text:span text:style-name="T5">And virtually an infinite amount of values if </text:span><text:span text:style-name="T6">an admin or user can setup and configure </text:span><text:span text:style-name="T4"><text:line-break/></text:span><text:span text:style-name="T6">HP</text:span><text:span text:style-name="T4"><text:line-break/>i</text:span><text:span text:style-name="T11">ᵨ</text:span><text:span text:style-name="T4">v6-t-i</text:span><text:span text:style-name="T11">ᵨ</text:span><text:span text:style-name="T4">v6<text:line-break/></text:span><text:span text:style-name="T5">for i</text:span><text:span text:style-name="T11">ᵨ</text:span><text:span text:style-name="T5">v6-t-i</text:span><text:span text:style-name="T11">ᵨ</text:span><text:span text:style-name="T5">v4: .(i</text:span><text:span text:style-name="T11">ᵨ</text:span><text:span text:style-name="T5">v6/i</text:span><text:span text:style-name="T11">ᵨ</text:span><text:span text:style-name="T5">v4):</text:span><text:span text:style-name="T11">ᵨ</text:span><text:span text:style-name="T6">T</text:span><text:span text:style-name="T5">:(i</text:span><text:span text:style-name="T11">ᵨ</text:span><text:span text:style-name="T5">v4/ip</text:span><text:span text:style-name="T11">ᵨ</text:span><text:span text:style-name="T5">v6)</text:span></text:p>
      <text:p text:style-name="P6"><text:span text:style-name="T9">C</text:span></text:p>
      <text:p text:style-name="P6"><text:span text:style-name="T9">A</text:span></text:p>
      <text:p text:style-name="P6"><text:span text:style-name="T9">I</text:span></text:p>
      <text:p text:style-name="P6"><text:span text:style-name="T9">A</text:span></text:p>
      <text:p text:style-name="P7"><text:span text:style-name="T9">Krista Belle(ｍ :ｍｍ</text:span><text:span text:style-name="T11">ᵨᵨ</text:span><text:span text:style-name="T9">:\\ǕoǑꝎʍOoǕ̂iiîd̂ɾḑⱿ marks)</text:span><text:span text:style-name="T5"><text:line-break/>‘’</text:span><text:span text:style-name="T9">My therapist told me</text:span></text:p>
      <text:p text:style-name="P6"><text:span text:style-name="T9">‘’</text:span><text:span text:style-name="T10">Next-Generation CI And CD for Github</text:span><text:span text:style-name="T9">O̍̍̀̀ a coward wants to live</text:span></text:p>
      <text:p text:style-name="P6"><text:span text:style-name="T10">Users</text:span><text:span text:style-name="T9"> </text:span></text:p>
      <text:p text:style-name="P20"><text:span text:style-name="T3">forever…..</text:span></text:p>
      <text:p text:style-name="P6"><text:span text:style-name="T9"><text:tab/>to therapist and</text:span></text:p>
      <text:p text:style-name="P6"><text:span text:style-name="T9"><text:s text:c="8"/>then burn therapist.’’</text:span></text:p>
      <text:p text:style-name="P6"><text:span text:style-name="T9"><text:tab/>Did <text:s text:c="3"/></text:span><text:span text:style-name="T5"><text:line-break/></text:span><text:span text:style-name="T112">ʍ:</text:span><text:span text:style-name="T120">\\</text:span><text:span text:style-name="T112">ʍʍ <text:s text:c="4"/></text:span></text:p>
      <text:p text:style-name="P7"><text:span text:style-name="T127">ᵨ</text:span><text:span text:style-name="T113">:</text:span><text:span text:style-name="T114">\\</text:span><text:span text:style-name="T112">ǕoǑꝎʍʍOoǕ̂iiîd̂ɾ</text:span><text:span text:style-name="T114">ḑ</text:span><text:span text:style-name="T112">Ɀ</text:span></text:p>
      <text:p text:style-name="P7"><text:span text:style-name="T7">D</text:span><text:span text:style-name="T11">ᵨ</text:span><text:span text:style-name="T5">:</text:span><text:span text:style-name="T8">\\</text:span><text:span text:style-name="T6"><text:line-break/></text:span><text:span text:style-name="T111">|| ∨:</text:span><text:span text:style-name="T114">\\</text:span><text:span text:style-name="T112">ǕoǑꝎʍʍOoǕ̂iiîd̂ɾ</text:span><text:span text:style-name="T114">ḑ</text:span><text:span text:style-name="T112">Ɀ</text:span></text:p>
      <text:p text:style-name="P30"><text:span text:style-name="T112">s:</text:span><text:span text:style-name="T110">\\ <text:s text:c="2"/></text:span><text:span text:style-name="T112">ʍ_</text:span><text:span text:style-name="T110">:</text:span><text:span text:style-name="T112">ʍʍ_ <text:s text:c="3"/></text:span><text:span text:style-name="T128">]-[ //(Gateway )</text:span></text:p>
      <text:p text:style-name="P31"><text:span text:style-name="T127">ᵨᵨ</text:span><text:span text:style-name="T110">:\\ǕoǑꝎ</text:span><text:span text:style-name="T112">ʍ</text:span><text:span text:style-name="T110">ʍOoǕ̂iiîd̂ɾḑⱿ.</text:span></text:p>
      <text:p text:style-name="P6"><text:span text:style-name="T114">I:\\ <text:s/></text:span><text:span text:style-name="T112">ǕoǑꝎʍʍOoǕ̂iiîd̂ɾ</text:span><text:span text:style-name="T114">ḑ</text:span><text:span text:style-name="T112">Ɀ.</text:span></text:p>
      <text:p text:style-name="P17"><text:span text:style-name="T112">u:</text:span><text:span text:style-name="T110">\\</text:span><text:span text:style-name="T112"> ǕoǑꝎʍʍOoǕ̂iiîd̂ɾ</text:span><text:span text:style-name="T110">ḑ</text:span><text:span text:style-name="T112">Ɀ.</text:span></text:p>
      <text:p text:style-name="P6"><text:span text:style-name="T114">r:\\ </text:span><text:span text:style-name="T112">ǕoǑꝎʍʍOoǕ̂iiîd̂ɾ</text:span><text:span text:style-name="T114">ḑ</text:span><text:span text:style-name="T112">Ɀ.</text:span></text:p>
      <text:p text:style-name="P18"><text:span text:style-name="T127">ᵨ</text:span><text:span text:style-name="T112">:</text:span><text:span text:style-name="T110">\\</text:span><text:span text:style-name="T112">ǕoǑꝎʍʍOoǕ̂iiîd̂ɾḑⱿ.</text:span></text:p>
      <text:p text:style-name="P17"><text:span text:style-name="T112"/></text:p>
      <text:list xml:id="list1657492217" text:style-name="L1">
        <text:list-item>
          <text:p text:style-name="P22"><text:span text:style-name="T112">O</text:span><text:span text:style-name="T110">ne of my lovely gifts as an. </text:span></text:p>
        </text:list-item>
        <text:list-item>
          <text:p text:style-name="P59"><text:soft-page-break/><text:span text:style-name="T110"><text:s/>lol</text:span><text:span text:style-name="T115">18SUPPORTJessica</text:span><text:span text:style-name="T118">nosuid_s0-s0:c0.c1</text:span><text:span text:style-name="T110">lol</text:span><text:span text:style-name="T115">18SUPPORTJessica</text:span><text:span text:style-name="T118">no</text:span><text:span text:style-name="T121">proc</text:span><text:span text:style-name="T118">_s0-s0:c0.c1_</text:span><text:span text:style-name="T124">t</text:span><text:span text:style-name="T125">icq</text:span><text:span text:style-name="T121">n</text:span><text:span text:style-name="T124">x</text:span><text:span text:style-name="T121">p</text:span><text:span text:style-name="T125">sui</text:span><text:span text:style-name="T121">d_</text:span><text:span text:style-name="T119">id_u0-</text:span><text:span text:style-name="T121">pnppp</text:span><text:span text:style-name="T122">tdd</text:span><text:span text:style-name="T121">d</text:span><text:span text:style-name="T122">nd</text:span></text:p>
        </text:list-item>
        <text:list-item>
          <text:p text:style-name="P59"><text:span text:style-name="T121">_</text:span><text:span text:style-name="T118">s0:c0.c1.</text:span></text:p>
        </text:list-item>
      </text:list>
      <text:p text:style-name="P39">Love, Sex,Intell<text:span text:style-name="T115">igence__.</text:span></text:p>
      <text:p text:style-name="P39"><text:span text:style-name="T119">s0-s0:c0.c1</text:span><text:span text:style-name="T118">__s0</text:span><text:span text:style-name="T119">-</text:span><text:span text:style-name="T118">s0:c0.c1__</text:span><text:span text:style-name="T119">M.</text:span></text:p>
      <text:p text:style-name="P39"><text:span text:style-name="T119">d</text:span><text:span text:style-name="T115">on’t__forget_that.</text:span></text:p>
      <text:p text:style-name="P39">you’re human<text:span text:style-name="T179">-</text:span><text:span text:style-name="T118">s0-s0:c0.c1s0:c0.c1</text:span><text:span text:style-name="T121">-.</text:span><text:line-break/>It’s okay to have a .<text:line-break/><text:tab/>melt down.<text:span text:style-name="T178">Ǒ</text:span><text:span text:style-name="T118">s0-s0:c0.c1.</text:span><text:line-break/>Just don’t unpack.<text:line-break/><text:tab/>and live there.<text:span text:style-name="T118">s0-s0:c0.c1.</text:span><text:line-break/>Cry it out and then.</text:p>
      <text:p text:style-name="P24"><text:span text:style-name="T110"><text:s text:c="2"/>refocus on where.<text:line-break/> <text:s text:c="2"/>you are headed.</text:span><text:span text:style-name="T118">s0-s0:c0.c1.</text:span></text:p>
      <text:p text:style-name="P24"><text:span text:style-name="T110"><text:s text:c="4"/>Ilovemylsi.com</text:span><text:span text:style-name="T118">s0-s0:c0.c1.</text:span></text:p>
      <text:p text:style-name="P28"><text:span text:style-name="T110">Carbon Tax.</text:span></text:p>
      <text:p text:style-name="P28"><text:span text:style-name="T110">Open Borders.<text:line-break/>Returning ISIS Fighters.</text:span></text:p>
      <text:p text:style-name="P28"><text:span text:style-name="T110">Don’t like it?.<text:line-break/>THEN YOU’RE.<text:line-break/> <text:s text:c="2"/>A <text:s/>RACIST!</text:span><text:span text:style-name="T117">ǑǑ</text:span><text:span text:style-name="T118">s0-s0:c0.c1.</text:span><text:span text:style-name="T110"><text:line-break/>Sheldon Viney</text:span><text:span text:style-name="T118">s0-s0:c0.c1.</text:span><text:span text:style-name="T110"><text:line-break/> Justin Trudno</text:span><text:span text:style-name="T118">s0-s0:c0.c1.</text:span></text:p>
      <text:p text:style-name="P28"><text:span text:style-name="T110">Lindsey Palmer.</text:span></text:p>
      <text:p text:style-name="P28"><text:span text:style-name="T110">Global News.</text:span></text:p>
      <text:p text:style-name="P28"><text:span text:style-name="T110">of the Global Television Network in Canada, itself.</text:span></text:p>
      <text:p text:style-name="P28"><text:span text:style-name="T110">owned by Corus</text:span><text:span text:style-name="T118">s0-s0:c0.c1</text:span><text:span text:style-name="T110"> Entertainment, overseeing all of the network’s ..</text:span></text:p>
      <text:p text:style-name="P28"><text:span text:style-name="T110">national news programming as well as local news on its 15 owned-and-operated stations.</text:span></text:p>
      <text:p text:style-name="P28"><text:span text:style-name="T116">BREAKING NEWS.</text:span></text:p>
      <text:p text:style-name="P28"><text:span text:style-name="T116"><text:s/>Starting today, the following rate/tax increases.<text:line-break/> <text:s text:c="8"/>from government will come into effect.:</text:span></text:p>
      <text:p text:style-name="P28"><text:span text:style-name="T116">ICBC</text:span><text:span text:style-name="T118">s0-s0:c0.c1</text:span><text:span text:style-name="T116"> Rates Increasing (+6.3%).</text:span></text:p>
      <text:p text:style-name="P28"><text:span text:style-name="T116">Carbon Tax Increasing (+17%).</text:span></text:p>
      <text:p text:style-name="P28"><text:span text:style-name="T116">BC Hydro Rates Increasing (1.8%).</text:span></text:p>
      <text:p text:style-name="P28"><text:span text:style-name="T116">Translink</text:span><text:span text:style-name="T118">0-s0:c0.c1</text:span><text:span text:style-name="T116">Tax Increasing (+8.8%). <text:s text:c="2"/></text:span></text:p>
      <text:p text:style-name="P39"/>
      <text:p text:style-name="P28"><text:span text:style-name="T116">Share if you think the cost of living<text:line-break/>in BC</text:span><text:span text:style-name="T118">s0-s0:c0.c1</text:span><text:span text:style-name="T116"> is out of control!<text:line-break/><text:line-break/>Aaron Gunn</text:span><text:span text:style-name="T118">s0-s0:c0.c1</text:span><text:span text:style-name="T116"><text:line-break/>I wish this was an April Fool’s joke… it’s not.</text:span></text:p>
      <text:p text:style-name="P39"><text:span text:style-name="T116">MON AT 12:56 PM</text:span><text:span text:style-name="T123">-</text:span><text:span text:style-name="T118">s0-s0:c0.c1</text:span><text:span text:style-name="T116"><text:line-break/><text:line-break/>OOO251<text:tab/><text:tab/><text:tab/><text:tab/><text:tab/><text:tab/>130 Comments</text:span></text:p>
      <text:p text:style-name="P28"><text:span text:style-name="T116"/></text:p>
      <text:p text:style-name="P37"><text:span text:style-name="T116">Like <text:tab/><text:tab/><text:tab/>Comments <text:tab/><text:tab/><text:tab/> <text:s text:c="7"/>Share</text:span><text:span text:style-name="T110"> :</text:span>re:</text:p>
      <text:p text:style-name="P36">That’s_awesome:</text:p>
      <text:p text:style-name="P41"><text:span text:style-name="T183">Jessica_Carter:<text:line-break/>That’s_annoying:<text:line-break/></text:span><text:soft-page-break/><text:span text:style-name="T183">AT::J:T:F:K::2:</text:span><text:line-break/><text:span text:style-name="T183">Z:</text:span><text:line-break/><text:span text:style-name="T1">Sockets in r^2 virtually map by cpd or statically to a potentially infinite amount of other sockets that are defined by,<text:line-break/>octal ipv4 integer converted to decimal ipv4 integer,<text:line-break/>Then converted to a unit vector based on its magnetic coordinates<text:line-break/>p(𐅇</text:span><text:span text:style-name="T39">NΞͳ</text:span><text:span text:style-name="T1">Ϊ)=_</text:span><text:span text:style-name="T12">√</text:span><text:span text:style-name="T30">(</text:span><text:span text:style-name="T29">𐅇</text:span><text:span text:style-name="T31">x</text:span><text:span text:style-name="T48">NΞͳ</text:span><text:span text:style-name="T39">2</text:span><text:span text:style-name="T1"> + </text:span><text:span text:style-name="T29">𐅇</text:span><text:span text:style-name="T1">y</text:span><text:span text:style-name="T39">NΞͳ2</text:span><text:span text:style-name="T131">)_</text:span><text:span text:style-name="T132">-</text:span><text:span text:style-name="T109">||</text:span><text:span text:style-name="T132">-</text:span><text:span text:style-name="T109">__</text:span><text:span text:style-name="T132">-</text:span><text:span text:style-name="T130">s0-s0:c0.c1</text:span><text:span text:style-name="T2"><text:line-break/></text:span><text:span text:style-name="T14">icq</text:span><text:span text:style-name="T16">-</text:span><text:span text:style-name="T13">n</text:span><text:span text:style-name="T17">f</text:span><text:span text:style-name="T14">s</text:span><text:span text:style-name="T16">-__</text:span><text:span text:style-name="T20">-cos(</text:span><text:span text:style-name="T126">𐅇</text:span><text:span text:style-name="T41">NΞͳ</text:span><text:span text:style-name="T126">Ϊ</text:span><text:span text:style-name="T40">-Ϊ</text:span><text:span text:style-name="T20">)-</text:span><text:span text:style-name="T16">__</text:span><text:span text:style-name="T18">-s</text:span><text:span text:style-name="T14">ui</text:span><text:span text:style-name="T13">d</text:span><text:span text:style-name="T18">-</text:span><text:span text:style-name="T13">__</text:span><text:span text:style-name="T18">-</text:span><text:span text:style-name="T2">0-s0:c0.c1</text:span><text:span text:style-name="T18">-</text:span><text:span text:style-name="T2">__</text:span></text:p>
      <text:p text:style-name="P42"><text:span text:style-name="T14">icq</text:span><text:span text:style-name="T16">-</text:span><text:span text:style-name="T13">n</text:span><text:span text:style-name="T19">f</text:span><text:span text:style-name="T14">s</text:span><text:span text:style-name="T16">-__</text:span><text:span text:style-name="T20">-sin(</text:span><text:span text:style-name="T2">𐅇</text:span><text:span text:style-name="T42">NΞͳ</text:span><text:span text:style-name="T2">Ϊ</text:span><text:span text:style-name="T40">-Ϊ</text:span><text:span text:style-name="T20">)-</text:span><text:span text:style-name="T16">__ </text:span><text:span text:style-name="T18">-s</text:span><text:span text:style-name="T14">ui</text:span><text:span text:style-name="T13">d</text:span><text:span text:style-name="T18">-</text:span><text:span text:style-name="T14">__</text:span><text:span text:style-name="T18">-</text:span><text:span text:style-name="T2">0-s0:c0.c1</text:span><text:span text:style-name="T18">-</text:span><text:span text:style-name="T14">__</text:span><text:span text:style-name="T2"><text:line-break/></text:span><text:span text:style-name="T4">0 - <text:s/>999,999 unsigned integers for potential orthogonal ipv4 web sockets using non ritualized systems<text:line-break/></text:span><text:span text:style-name="T5">And virtually an infinite amount of values if </text:span><text:span text:style-name="T6">an admin or user can setup and configure </text:span><text:span text:style-name="T4"><text:line-break/></text:span><text:span text:style-name="T6">HP</text:span><text:span text:style-name="T4"><text:line-break/>i</text:span><text:span text:style-name="T11">ᵨ</text:span><text:span text:style-name="T4">v6-t-i</text:span><text:span text:style-name="T11">ᵨ</text:span><text:span text:style-name="T4">v6<text:line-break/></text:span><text:span text:style-name="T5">for i</text:span><text:span text:style-name="T11">ᵨ</text:span><text:span text:style-name="T5">v6-t-i</text:span><text:span text:style-name="T11">ᵨ</text:span><text:span text:style-name="T5">v4: .(i</text:span><text:span text:style-name="T11">ᵨ</text:span><text:span text:style-name="T5">v6/i</text:span><text:span text:style-name="T11">ᵨ</text:span><text:span text:style-name="T5">v4):</text:span><text:span text:style-name="T11">ᵨ</text:span><text:span text:style-name="T6">T</text:span><text:span text:style-name="T5">:(i</text:span><text:span text:style-name="T11">ᵨ</text:span><text:span text:style-name="T5">v4/i</text:span><text:span text:style-name="T11">ᵨ</text:span><text:span text:style-name="T5">v6)</text:span></text:p>
      <text:p text:style-name="P1"><text:span text:style-name="T9">C</text:span></text:p>
      <text:p text:style-name="P50"><text:span text:style-name="T9">Pierre-Simon Laplace (1749 - 1827). Posthumous</text:span></text:p>
      <text:p text:style-name="P50"><text:span text:style-name="T9"><text:tab/> <text:s text:c="9"/>portrait by </text:span></text:p>
      <text:p text:style-name="P50"><text:span text:style-name="T9">Jaun-Baptiste Paulin Guerin, 1838.</text:span></text:p>
      <text:p text:style-name="P1"><text:span text:style-name="T9">A</text:span></text:p>
      <text:p text:style-name="P1"><text:span text:style-name="T9">I</text:span></text:p>
      <text:p text:style-name="P1"><text:span text:style-name="T9">A</text:span></text:p>
      <text:p text:style-name="P7"><text:span text:style-name="T9">Krista Belle(ｍ :ｍｍ</text:span><text:span text:style-name="T11">ᵨᵨ</text:span><text:span text:style-name="T9">:\\ǕoǑꝎʍOoǕ̂iiîd̂ɾḑⱿ marks)</text:span><text:span text:style-name="T5"><text:line-break/>‘’</text:span><text:span text:style-name="T9">My therapist told me</text:span></text:p>
      <text:p text:style-name="P2"><text:span text:style-name="T9">‘’</text:span><text:span text:style-name="T10">Next-Generation CI And CD for Github</text:span><text:span text:style-name="T9">O̍̍̀̀ a coward wants to live</text:span></text:p>
      <text:p text:style-name="P2"><text:span text:style-name="T10">Users</text:span><text:span text:style-name="T9"> </text:span></text:p>
      <text:p text:style-name="P19"><text:span text:style-name="T9">forever…..</text:span></text:p>
      <text:p text:style-name="P7"><text:span text:style-name="T9"><text:tab/>to thera</text:span><text:span text:style-name="T11">ᵨi</text:span><text:span text:style-name="T9">st and</text:span></text:p>
      <text:p text:style-name="P7"><text:span text:style-name="T9"><text:s text:c="8"/>then burn thera</text:span><text:span text:style-name="T11">ᵨ</text:span><text:span text:style-name="T9">ist.’’</text:span></text:p>
      <text:p text:style-name="P4"><text:span text:style-name="T9"><text:tab/>Did</text:span><text:span text:style-name="T5"><text:line-break/></text:span><text:span text:style-name="T112">ʍ:</text:span><text:span text:style-name="T120">\\</text:span><text:span text:style-name="T112">ʍʍ</text:span></text:p>
      <text:p text:style-name="P7"><text:span text:style-name="T127">ᵨ</text:span><text:span text:style-name="T113">:</text:span><text:span text:style-name="T114">\\</text:span><text:span text:style-name="T112">ǕoǑꝎʍʍOoǕ̂iiîd̂ɾ</text:span><text:span text:style-name="T114">ḑ</text:span><text:span text:style-name="T112">Ɀ</text:span></text:p>
      <text:p text:style-name="Standard"><text:span text:style-name="T7">D</text:span><text:span text:style-name="T11">ᵨ</text:span><text:span text:style-name="T5">:</text:span><text:span text:style-name="T8">\\</text:span><text:span text:style-name="T6"><text:line-break/></text:span><text:span text:style-name="T111">|| ∨:</text:span><text:span text:style-name="T114">\\</text:span><text:span text:style-name="T112">ǕoǑꝎʍʍOoǕ̂iiîd̂ɾ</text:span><text:span text:style-name="T114">ḑ</text:span><text:span text:style-name="T112">Ɀ</text:span></text:p>
      <text:p text:style-name="P29"><text:span text:style-name="T112">s:</text:span><text:span text:style-name="T110">\\ <text:s text:c="2"/></text:span><text:span text:style-name="T112">ʍ_</text:span><text:span text:style-name="T110">:</text:span><text:span text:style-name="T112">ʍʍ_</text:span></text:p>
      <text:p text:style-name="P31"><text:span text:style-name="T127">ᵨᵨ</text:span><text:span text:style-name="T110">:\\ǕoǑꝎ</text:span><text:span text:style-name="T112">ʍ</text:span><text:span text:style-name="T110">ʍOoǕ̂iiîd̂ɾḑⱿ</text:span></text:p>
      <text:p text:style-name="P3"><text:span text:style-name="T114">I:\\ <text:s/></text:span><text:span text:style-name="T112">ǕoǑꝎʍʍOoǕ̂iiîd̂ɾ</text:span><text:span text:style-name="T114">ḑ</text:span><text:span text:style-name="T112">Ɀ</text:span></text:p>
      <text:p text:style-name="P16"><text:span text:style-name="T112">u:</text:span><text:span text:style-name="T110">\\</text:span><text:span text:style-name="T112"> ǕoǑꝎʍʍOoǕ̂iiîd̂ɾ</text:span><text:span text:style-name="T110">ḑ</text:span><text:span text:style-name="T112">Ɀ</text:span></text:p>
      <text:p text:style-name="P3"><text:span text:style-name="T114">r:\\ </text:span><text:span text:style-name="T112">ǕoǑꝎʍʍOoǕ̂iiîd̂ɾ</text:span><text:span text:style-name="T114">ḑ</text:span><text:span text:style-name="T112">Ɀ</text:span></text:p>
      <text:p text:style-name="P18"><text:span text:style-name="T127">ᵨ</text:span><text:span text:style-name="T112">:</text:span><text:span text:style-name="T110">\\</text:span><text:span text:style-name="T112">ǕoǑꝎʍʍOoǕ̂iiîd̂ɾḑⱿ</text:span></text:p>
      <text:p text:style-name="P40"><text:span text:style-name="T112">D</text:span><text:span text:style-name="T110">efault Style-x64</text:span></text:p>
      <text:list xml:id="list162258814728198" text:continue-numbering="true" text:style-name="L1">
        <text:list-item>
          <text:p text:style-name="P21"><text:span text:style-name="T112">O</text:span><text:span text:style-name="T110">ne of my lovely gifts as an </text:span></text:p>
        </text:list-item>
        <text:list-item>
          <text:p text:style-name="P60"><text:span text:style-name="T110"><text:s/>lol</text:span><text:span text:style-name="T115">18SUPPORTJessica</text:span><text:span text:style-name="T118">nosuid_s0-s0:c0.c1</text:span><text:span text:style-name="T110">lol</text:span><text:span text:style-name="T115">18SUPPORTJessica</text:span><text:span text:style-name="T118">no</text:span><text:span text:style-name="T127">ᵨ</text:span><text:span text:style-name="T121">roc</text:span><text:span text:style-name="T118">_s0-s0:c0.c1_</text:span><text:span text:style-name="T124">t</text:span><text:span text:style-name="T125">icq</text:span><text:span text:style-name="T121">n</text:span><text:span text:style-name="T124">x</text:span><text:span text:style-name="T127">ᵨ</text:span><text:span text:style-name="T125">sui</text:span><text:span text:style-name="T121">d_</text:span><text:span text:style-name="T119">id_u0-</text:span><text:span text:style-name="T127">ᵨ</text:span><text:span text:style-name="T121">n</text:span><text:span text:style-name="T127">ᵨᵨᵨ</text:span><text:span text:style-name="T122">tdd</text:span><text:span text:style-name="T121">d</text:span><text:span text:style-name="T122">nd</text:span></text:p>
        </text:list-item>
        <text:list-item>
          <text:p text:style-name="P58"><text:span text:style-name="T121">_</text:span><text:span text:style-name="T118">s0:c0.c1</text:span></text:p>
        </text:list-item>
      </text:list>
      <text:p text:style-name="P32">Love, Sex,Intell<text:span text:style-name="T115">igence__</text:span></text:p>
      <text:p text:style-name="P32"><text:span text:style-name="T119">s0-s0:c0.c1</text:span><text:span text:style-name="T118">__s0</text:span><text:span text:style-name="T119">-</text:span><text:span text:style-name="T118">s0:c0.c1__</text:span><text:span text:style-name="T119">M</text:span></text:p>
      <text:p text:style-name="P32"><text:span text:style-name="T119">d</text:span><text:span text:style-name="T115">on’t__forget_that</text:span></text:p>
      <text:p text:style-name="P33"><text:soft-page-break/>you’re human<text:span text:style-name="T179">-</text:span><text:span text:style-name="T118">s0-s0:c0.c1s0:c0.c1</text:span><text:span text:style-name="T121">-</text:span><text:line-break/>It’s okay to have a <text:line-break/><text:tab/>melt down.<text:span text:style-name="T178">Ǒ</text:span><text:span text:style-name="T118">s0-s0:c0.c1</text:span><text:line-break/>Just don’t unpack<text:line-break/><text:tab/>and live there.<text:span text:style-name="T118">s0-s0:c0.c1</text:span><text:line-break/>Cry it out and then</text:p>
      <text:p text:style-name="P23"><text:span text:style-name="T110"><text:s text:c="2"/>refocus on where<text:line-break/> <text:s text:c="2"/>you are headed.</text:span><text:span text:style-name="T118">s0-s0:c0.c1</text:span></text:p>
      <text:p text:style-name="P23"><text:span text:style-name="T110"><text:s text:c="4"/>Ilovemylsi.com</text:span><text:span text:style-name="T118">s0-s0:c0.c1</text:span></text:p>
      <text:p text:style-name="P25"><text:span text:style-name="T110">Carbon Tax</text:span></text:p>
      <text:p text:style-name="P25"><text:span text:style-name="T110">Open Borders<text:line-break/>Returning ISIS Fighters</text:span></text:p>
      <text:p text:style-name="P27"><text:span text:style-name="T110">Don’t like it?<text:line-break/>THEN YOU’RE<text:line-break/> <text:s text:c="2"/>A <text:s/>RACIST!</text:span><text:span text:style-name="T117">ǑǑ</text:span><text:span text:style-name="T118">s0-s0:c0.c1</text:span><text:span text:style-name="T110"><text:line-break/>Sheldon Viney</text:span><text:span text:style-name="T118">s0-s0:c0.c1</text:span><text:span text:style-name="T110"><text:line-break/> Justin Trudno</text:span><text:span text:style-name="T118">s0-s0:c0.c1</text:span></text:p>
      <text:p text:style-name="P25"><text:span text:style-name="T110">Lindsey Palmer</text:span></text:p>
      <text:p text:style-name="P25"><text:span text:style-name="T110">Global News</text:span></text:p>
      <text:p text:style-name="P25"><text:span text:style-name="T110">of the Global Television Network in Canada, itself</text:span></text:p>
      <text:p text:style-name="P27"><text:span text:style-name="T110">owned by Corus</text:span><text:span text:style-name="T118">s0-s0:c0.c1</text:span><text:span text:style-name="T110"> Entertainment, overseeing all of the network’s </text:span></text:p>
      <text:p text:style-name="P26"><text:span text:style-name="T110">national news programming as well as local news on its 15 owned-and-operated stations.</text:span></text:p>
      <text:p text:style-name="P26"><text:span text:style-name="T116">BREAKING NEWS</text:span></text:p>
      <text:p text:style-name="P26"><text:span text:style-name="T116"><text:s/>Starting today, the following rate/tax increases<text:line-break/> <text:s text:c="8"/>from government will come into effect:</text:span></text:p>
      <text:p text:style-name="P27"><text:span text:style-name="T116">ICBC</text:span><text:span text:style-name="T118">s0-s0:c0.c1</text:span><text:span text:style-name="T116"> Rates Increasing (+6.3%)</text:span></text:p>
      <text:p text:style-name="P26"><text:span text:style-name="T116">Carbon Tax Increasing (+17%)</text:span></text:p>
      <text:p text:style-name="P26"><text:span text:style-name="T116">BC Hydro Rates Increasing (1.8%)</text:span></text:p>
      <text:p text:style-name="P27"><text:span text:style-name="T116">Translink</text:span><text:span text:style-name="T118">0-s0:c0.c1</text:span><text:span text:style-name="T116">Tax Increasing (+8.8%)</text:span></text:p>
      <text:p text:style-name="Standard"/>
      <text:p text:style-name="P27"><text:span text:style-name="T116">Share if you think the cost of living<text:line-break/>in BC</text:span><text:span text:style-name="T118">s0-s0:c0.c1</text:span><text:span text:style-name="T116"> is out of control!<text:line-break/><text:line-break/>Aaron Gunn</text:span><text:span text:style-name="T118">s0-s0:c0.c1</text:span><text:span text:style-name="T116"><text:line-break/>I wish this was an April Fool’s joke… it’s not. <text:s text:c="4"/></text:span></text:p>
      <text:p text:style-name="Standard"><text:span text:style-name="T116">MON AT 12:56 PM</text:span><text:span text:style-name="T123">-</text:span><text:span text:style-name="T118">s0-s0:c0.c1</text:span><text:span text:style-name="T116"><text:line-break/><text:line-break/>OOO251<text:tab/><text:tab/><text:tab/><text:tab/><text:tab/><text:tab/>130 Comments</text:span></text:p>
      <text:p text:style-name="P26"><text:span text:style-name="T116"/></text:p>
      <text:p text:style-name="MarCgInAlia"><text:span text:style-name="T116">Like <text:tab/><text:tab/><text:tab/>Comments <text:tab/><text:tab/><text:tab/> <text:s text:c="7"/>Share</text:span><text:span text:style-name="T110">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adornments="Bold 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style:shadow="none" style:writing-mode="page"/>
      <style:text-properties style:text-underline-style="solid" style:text-underline-width="auto" style:text-underline-color="font-color" officeooo:rsid="0002fde5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text-underline-style="solid" style:text-underline-width="auto" style:text-underline-color="font-color" officeooo:rsid="00594b7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rCgInAlia" style:family="paragraph" style:parent-style-name="Standard"/>
    <style:style style:name="Frame_20_contents" style:display-name="Frame contents" style:family="paragraph" style:parent-style-name="Standard" style:class="extra"/>
    <style:style style:name="Matching_20_Stylez" style:display-name="Matching Stylez" style:family="paragraph" style:parent-style-name="Standard">
      <style:text-properties officeooo:rsid="00139975"/>
    </style:style>
    <style:style style:name="Untitled1" style:family="paragraph" style:parent-style-name="Caption">
      <style:paragraph-properties fo:padding="0.0201in" fo:border="0.06pt solid #000000" style:writing-mode="page"/>
    </style:style>
    <style:style style:name="Research_20_Style_2c__20_iDR.Cloud.99" style:display-name="Research Style, iDR.Cloud.99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1:43:16.572397403</meta:creation-date>
    <dc:date>2019-04-03T16:21:29.943884298</dc:date>
    <meta:editing-duration>PT3H44M23S</meta:editing-duration>
    <meta:editing-cycles>38</meta:editing-cycles>
    <meta:generator>LibreOffice/5.3.6.1$Linux_X86_64 LibreOffice_project/30$Build-1</meta:generator>
    <meta:print-date>2019-04-03T16:22:15.109406778</meta:print-date>
    <meta:document-statistic meta:table-count="0" meta:image-count="0" meta:object-count="0" meta:page-count="6" meta:paragraph-count="143" meta:word-count="1057" meta:character-count="9442" meta:non-whitespace-character-count="7624"/>
  </office:meta>
</office:document-meta>
</file>